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none" loext:decorative="false"/>
    </style:style>
    <style:style style:name="gr2" style:family="graphic" style:parent-style-name="standard">
      <style:graphic-properties draw:textarea-vertical-align="middle" fo:border="none" loext:decorative="false"/>
    </style:style>
    <style:style style:name="P1" style:family="paragraph">
      <style:paragraph-properties fo:text-align="start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2" style:family="paragraph">
      <style:paragraph-properties fo:text-align="center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3" style:family="paragraph">
      <style:paragraph-properties fo:text-align="end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4" style:family="paragraph">
      <style:paragraph-properties fo:text-align="center"/>
      <style:text-properties fo:color="#000080" style:text-line-through-style="none" style:text-line-through-type="none" fo:font-family="Arial" style:font-style-name="Gras" style:font-family-generic="swiss" fo:font-size="14pt"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_texte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ate_naissance_texte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naissance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adresse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xiliaire_remplacant_oui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non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oui" form:control-implementation="ooo:com.sun.star.form.component.TextField" xml:id="control14" form:id="control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prescription_texte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prescripteur" form:control-implementation="ooo:com.sun.star.form.component.TextField" xml:id="control17" form:id="control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ngue_maladie_oui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rgence_oui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oui" form:control-implementation="ooo:com.sun.star.form.component.TextField" xml:id="control20" form:id="control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aternite_oui" form:control-implementation="ooo:com.sun.star.form.component.TextField" xml:id="control21" form:id="control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oui" form:control-implementation="ooo:com.sun.star.form.component.TextField" xml:id="control22" form:id="control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texte" form:control-implementation="ooo:com.sun.star.form.component.TextField" xml:id="control23" form:id="control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derogation" form:control-implementation="ooo:com.sun.star.form.component.TextField" xml:id="control24" form:id="control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panier_texte" form:control-implementation="ooo:com.sun.star.form.component.TextField" xml:id="control25" form:id="control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rsr_texte" form:control-implementation="ooo:com.sun.star.form.component.TextField" xml:id="control26" form:id="control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7" form:id="control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8" form:id="control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9" form:id="control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0" form:id="control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1" form:id="control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2" form:id="control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3" form:id="control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4" form:id="control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otal_texte" form:control-implementation="ooo:com.sun.star.form.component.TextField" xml:id="control35" form:id="control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patient_texte" form:control-implementation="ooo:com.sun.star.form.component.TextField" xml:id="control36" form:id="control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iers_payant_texte" form:control-implementation="ooo:com.sun.star.form.component.TextField" xml:id="control37" form:id="control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8" form:id="control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9" form:id="control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0" form:id="control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1" form:id="control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2" form:id="control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3" form:id="control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4" form:id="control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5" form:id="control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name_texte" form:control-implementation="ooo:com.sun.star.form.component.TextField" xml:id="control46" form:id="control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profession_texte" form:control-implementation="ooo:com.sun.star.form.component.TextField" xml:id="control47" form:id="control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tel_texte" form:control-implementation="ooo:com.sun.star.form.component.TextField" xml:id="control48" form:id="control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9" form:id="control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50" form:id="control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51" form:id="control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52" form:id="control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53" form:id="control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54" form:id="control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55" form:id="control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56" form:id="control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57" form:id="control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58" form:id="control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59" form:id="control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60" form:id="control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61" form:id="control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62" form:id="control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63" form:id="control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64" form:id="control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65" form:id="control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66" form:id="control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67" form:id="control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68" form:id="control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69" form:id="control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70" form:id="control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71" form:id="control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72" form:id="control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73" form:id="control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74" form:id="control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75" form:id="control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76" form:id="control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77" form:id="control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78" form:id="control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79" form:id="control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80" form:id="control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81" form:id="control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82" form:id="control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83" form:id="control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84" form:id="control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85" form:id="control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86" form:id="control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87" form:id="control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88" form:id="control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89" form:id="control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90" form:id="control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91" form:id="control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92" form:id="control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93" form:id="control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94" form:id="control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95" form:id="control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96" form:id="control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97" form:id="control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98" form:id="control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99" form:id="control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00" form:id="control1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01" form:id="control1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02" form:id="control1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03" form:id="control1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04" form:id="control1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05" form:id="control1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06" form:id="control1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07" form:id="control1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08" form:id="control1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09" form:id="control1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10" form:id="control1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11" form:id="control1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12" form:id="control1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13" form:id="control1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14" form:id="control1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15" form:id="control1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16" form:id="control1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17" form:id="control1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18" form:id="control1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19" form:id="control1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20" form:id="control1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21" form:id="control1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22" form:id="control1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23" form:id="control1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24" form:id="control1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25" form:id="control1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26" form:id="control1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27" form:id="control1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28" form:id="control1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29" form:id="control1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30" form:id="control1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31" form:id="control1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32" form:id="control1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33" form:id="control1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34" form:id="control1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35" form:id="control1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36" form:id="control1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37" form:id="control1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38" form:id="control1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39" form:id="control1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40" form:id="control1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41" form:id="control1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42" form:id="control1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43" form:id="control1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44" form:id="control1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date_texte" form:control-implementation="ooo:com.sun.star.form.component.TextField" xml:id="control145" form:id="control1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lettre_cle_texte" form:control-implementation="ooo:com.sun.star.form.component.TextField" xml:id="control146" form:id="control1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coefficient_texte" form:control-implementation="ooo:com.sun.star.form.component.TextField" xml:id="control147" form:id="control1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ifd_texte" form:control-implementation="ooo:com.sun.star.form.component.TextField" xml:id="control148" form:id="control1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ik_texte" form:control-implementation="ooo:com.sun.star.form.component.TextField" xml:id="control149" form:id="control1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dimanche_ferie_texte" form:control-implementation="ooo:com.sun.star.form.component.TextField" xml:id="control150" form:id="control1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nuit_texte" form:control-implementation="ooo:com.sun.star.form.component.TextField" xml:id="control151" form:id="control1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montant_texte" form:control-implementation="ooo:com.sun.star.form.component.TextField" xml:id="control152" form:id="control1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date_texte" form:control-implementation="ooo:com.sun.star.form.component.TextField" xml:id="control153" form:id="control1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lettre_cle_texte" form:control-implementation="ooo:com.sun.star.form.component.TextField" xml:id="control154" form:id="control1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coefficient_texte" form:control-implementation="ooo:com.sun.star.form.component.TextField" xml:id="control155" form:id="control1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ifd_texte" form:control-implementation="ooo:com.sun.star.form.component.TextField" xml:id="control156" form:id="control1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ik_texte" form:control-implementation="ooo:com.sun.star.form.component.TextField" xml:id="control157" form:id="control1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dimanche_ferie_texte" form:control-implementation="ooo:com.sun.star.form.component.TextField" xml:id="control158" form:id="control1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nuit_texte" form:control-implementation="ooo:com.sun.star.form.component.TextField" xml:id="control159" form:id="control1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montant_texte" form:control-implementation="ooo:com.sun.star.form.component.TextField" xml:id="control160" form:id="control1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date_texte" form:control-implementation="ooo:com.sun.star.form.component.TextField" xml:id="control161" form:id="control1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62" form:id="control1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63" form:id="control1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64" form:id="control1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65" form:id="control1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66" form:id="control1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67" form:id="control1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68" form:id="control1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69" form:id="control1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70" form:id="control1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71" form:id="control1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72" form:id="control1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73" form:id="control1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74" form:id="control1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75" form:id="control1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76" form:id="control1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77" form:id="control1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78" form:id="control1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79" form:id="control1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80" form:id="control1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81" form:id="control1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82" form:id="control1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83" form:id="control1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84" form:id="control1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85" form:id="control1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86" form:id="control1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87" form:id="control1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88" form:id="control1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89" form:id="control1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90" form:id="control1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91" form:id="control1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92" form:id="control1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93" form:id="control1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94" form:id="control1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95" form:id="control1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96" form:id="control1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97" form:id="control1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98" form:id="control1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99" form:id="control1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00" form:id="control2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01" form:id="control2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02" form:id="control2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03" form:id="control2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04" form:id="control2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05" form:id="control2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06" form:id="control2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07" form:id="control2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08" form:id="control2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09" form:id="control2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10" form:id="control2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11" form:id="control2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12" form:id="control2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13" form:id="control2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214" form:id="control2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215" form:id="control2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16" form:id="control2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17" form:id="control2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18" form:id="control2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19" form:id="control2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20" form:id="control2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21" form:id="control2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22" form:id="control2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23" form:id="control2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24" form:id="control2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25" form:id="control2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26" form:id="control2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27" form:id="control2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28" form:id="control2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29" form:id="control2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230" form:id="control2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231" form:id="control2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32" form:id="control2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33" form:id="control2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34" form:id="control2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35" form:id="control2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36" form:id="control2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37" form:id="control2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38" form:id="control2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39" form:id="control2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40" form:id="control2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41" form:id="control2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42" form:id="control2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43" form:id="control2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44" form:id="control2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45" form:id="control2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246" form:id="control2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247" form:id="control2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48" form:id="control2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49" form:id="control2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50" form:id="control2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51" form:id="control2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52" form:id="control2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53" form:id="control2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54" form:id="control2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55" form:id="control2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56" form:id="control2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57" form:id="control2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58" form:id="control2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date_texte" form:control-implementation="ooo:com.sun.star.form.component.TextField" xml:id="control259" form:id="control2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lettre_cle_texte" form:control-implementation="ooo:com.sun.star.form.component.TextField" xml:id="control260" form:id="control2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coefficient_texte" form:control-implementation="ooo:com.sun.star.form.component.TextField" xml:id="control261" form:id="control2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ifd_texte" form:control-implementation="ooo:com.sun.star.form.component.TextField" xml:id="control262" form:id="control2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ik_texte" form:control-implementation="ooo:com.sun.star.form.component.TextField" xml:id="control263" form:id="control2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dimanche_ferie_texte" form:control-implementation="ooo:com.sun.star.form.component.TextField" xml:id="control264" form:id="control2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nuit_texte" form:control-implementation="ooo:com.sun.star.form.component.TextField" xml:id="control265" form:id="control2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montant_texte" form:control-implementation="ooo:com.sun.star.form.component.TextField" xml:id="control266" form:id="control2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date_texte" form:control-implementation="ooo:com.sun.star.form.component.TextField" xml:id="control267" form:id="control2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lettre_cle_texte" form:control-implementation="ooo:com.sun.star.form.component.TextField" xml:id="control268" form:id="control2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coefficient_texte" form:control-implementation="ooo:com.sun.star.form.component.TextField" xml:id="control269" form:id="control2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ifd_texte" form:control-implementation="ooo:com.sun.star.form.component.TextField" xml:id="control270" form:id="control2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ik_texte" form:control-implementation="ooo:com.sun.star.form.component.TextField" xml:id="control271" form:id="control2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dimanche_ferie_texte" form:control-implementation="ooo:com.sun.star.form.component.TextField" xml:id="control272" form:id="control2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nuit_texte" form:control-implementation="ooo:com.sun.star.form.component.TextField" xml:id="control273" form:id="control2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montant_texte" form:control-implementation="ooo:com.sun.star.form.component.TextField" xml:id="control274" form:id="control2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date_texte" form:control-implementation="ooo:com.sun.star.form.component.TextField" xml:id="control275" form:id="control2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lettre_cle_texte" form:control-implementation="ooo:com.sun.star.form.component.TextField" xml:id="control276" form:id="control2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coefficient_texte" form:control-implementation="ooo:com.sun.star.form.component.TextField" xml:id="control277" form:id="control2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ifd_texte" form:control-implementation="ooo:com.sun.star.form.component.TextField" xml:id="control278" form:id="control2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ik_texte" form:control-implementation="ooo:com.sun.star.form.component.TextField" xml:id="control279" form:id="control2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dimanche_ferie_texte" form:control-implementation="ooo:com.sun.star.form.component.TextField" xml:id="control280" form:id="control2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nuit_texte" form:control-implementation="ooo:com.sun.star.form.component.TextField" xml:id="control281" form:id="control2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montant_texte" form:control-implementation="ooo:com.sun.star.form.component.TextField" xml:id="control282" form:id="control2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date_texte" form:control-implementation="ooo:com.sun.star.form.component.TextField" xml:id="control283" form:id="control2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lettre_cle_texte" form:control-implementation="ooo:com.sun.star.form.component.TextField" xml:id="control284" form:id="control2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coefficient_texte" form:control-implementation="ooo:com.sun.star.form.component.TextField" xml:id="control285" form:id="control2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ifd_texte" form:control-implementation="ooo:com.sun.star.form.component.TextField" xml:id="control286" form:id="control2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ik_texte" form:control-implementation="ooo:com.sun.star.form.component.TextField" xml:id="control287" form:id="control2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dimanche_ferie_texte" form:control-implementation="ooo:com.sun.star.form.component.TextField" xml:id="control288" form:id="control2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nuit_texte" form:control-implementation="ooo:com.sun.star.form.component.TextField" xml:id="control289" form:id="control2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montant_texte" form:control-implementation="ooo:com.sun.star.form.component.TextField" xml:id="control290" form:id="control2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date_texte" form:control-implementation="ooo:com.sun.star.form.component.TextField" xml:id="control291" form:id="control2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lettre_cle_texte" form:control-implementation="ooo:com.sun.star.form.component.TextField" xml:id="control292" form:id="control2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coefficient_texte" form:control-implementation="ooo:com.sun.star.form.component.TextField" xml:id="control293" form:id="control2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ifd_texte" form:control-implementation="ooo:com.sun.star.form.component.TextField" xml:id="control294" form:id="control2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ik_texte" form:control-implementation="ooo:com.sun.star.form.component.TextField" xml:id="control295" form:id="control2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dimanche_ferie_texte" form:control-implementation="ooo:com.sun.star.form.component.TextField" xml:id="control296" form:id="control2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nuit_texte" form:control-implementation="ooo:com.sun.star.form.component.TextField" xml:id="control297" form:id="control2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montant_texte" form:control-implementation="ooo:com.sun.star.form.component.TextField" xml:id="control298" form:id="control2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lettre_cle_texte" form:control-implementation="ooo:com.sun.star.form.component.TextField" xml:id="control299" form:id="control2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coefficient_texte" form:control-implementation="ooo:com.sun.star.form.component.TextField" xml:id="control300" form:id="control3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ifd_texte" form:control-implementation="ooo:com.sun.star.form.component.TextField" xml:id="control301" form:id="control3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ik_texte" form:control-implementation="ooo:com.sun.star.form.component.TextField" xml:id="control302" form:id="control3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dimanche_ferie_texte" form:control-implementation="ooo:com.sun.star.form.component.TextField" xml:id="control303" form:id="control3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nuit_texte" form:control-implementation="ooo:com.sun.star.form.component.TextField" xml:id="control304" form:id="control3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montant_texte" form:control-implementation="ooo:com.sun.star.form.component.TextField" xml:id="control305" form:id="control3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06" form:id="control3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07" form:id="control3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08" form:id="control3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09" form:id="control3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10" form:id="control3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11" form:id="control3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12" form:id="control3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13" form:id="control3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14" form:id="control3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15" form:id="control3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16" form:id="control3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17" form:id="control3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18" form:id="control3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19" form:id="control3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20" form:id="control3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21" form:id="control3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22" form:id="control3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23" form:id="control3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24" form:id="control3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25" form:id="control3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26" form:id="control3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27" form:id="control3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28" form:id="control3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29" form:id="control3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30" form:id="control3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31" form:id="control3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32" form:id="control3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33" form:id="control3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34" form:id="control3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35" form:id="control3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36" form:id="control3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37" form:id="control3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38" form:id="control3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39" form:id="control3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40" form:id="control3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41" form:id="control3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42" form:id="control3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43" form:id="control3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44" form:id="control3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45" form:id="control3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46" form:id="control3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47" form:id="control3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48" form:id="control3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49" form:id="control3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50" form:id="control3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51" form:id="control3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52" form:id="control3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53" form:id="control3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54" form:id="control3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55" form:id="control3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56" form:id="control3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57" form:id="control3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58" form:id="control3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59" form:id="control3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60" form:id="control3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61" form:id="control3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62" form:id="control3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63" form:id="control3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64" form:id="control3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65" form:id="control3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66" form:id="control3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67" form:id="control3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68" form:id="control3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69" form:id="control3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70" form:id="control3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71" form:id="control3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72" form:id="control3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73" form:id="control3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74" form:id="control3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75" form:id="control3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76" form:id="control3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77" form:id="control3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78" form:id="control3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79" form:id="control3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80" form:id="control3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81" form:id="control3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82" form:id="control3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83" form:id="control3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84" form:id="control3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85" form:id="control3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86" form:id="control3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87" form:id="control3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88" form:id="control3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89" form:id="control3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90" form:id="control3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91" form:id="control3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92" form:id="control3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93" form:id="control3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94" form:id="control3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95" form:id="control3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96" form:id="control3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97" form:id="control3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98" form:id="control3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99" form:id="control3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00" form:id="control4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01" form:id="control4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date_texte" form:control-implementation="ooo:com.sun.star.form.component.TextField" xml:id="control402" form:id="control4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lettre_cle_texte" form:control-implementation="ooo:com.sun.star.form.component.TextField" xml:id="control403" form:id="control4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coefficient_texte" form:control-implementation="ooo:com.sun.star.form.component.TextField" xml:id="control404" form:id="control4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ifd_texte" form:control-implementation="ooo:com.sun.star.form.component.TextField" xml:id="control405" form:id="control4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ik_texte" form:control-implementation="ooo:com.sun.star.form.component.TextField" xml:id="control406" form:id="control4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dimanche_ferie_texte" form:control-implementation="ooo:com.sun.star.form.component.TextField" xml:id="control407" form:id="control4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nuit_texte" form:control-implementation="ooo:com.sun.star.form.component.TextField" xml:id="control408" form:id="control4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montant_texte" form:control-implementation="ooo:com.sun.star.form.component.TextField" xml:id="control409" form:id="control4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date_texte" form:control-implementation="ooo:com.sun.star.form.component.TextField" xml:id="control410" form:id="control4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lettre_cle_texte" form:control-implementation="ooo:com.sun.star.form.component.TextField" xml:id="control411" form:id="control4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coefficient_texte" form:control-implementation="ooo:com.sun.star.form.component.TextField" xml:id="control412" form:id="control4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ifd_texte" form:control-implementation="ooo:com.sun.star.form.component.TextField" xml:id="control413" form:id="control4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ik_texte" form:control-implementation="ooo:com.sun.star.form.component.TextField" xml:id="control414" form:id="control4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dimanche_ferie_texte" form:control-implementation="ooo:com.sun.star.form.component.TextField" xml:id="control415" form:id="control4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nuit_texte" form:control-implementation="ooo:com.sun.star.form.component.TextField" xml:id="control416" form:id="control4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montant_texte" form:control-implementation="ooo:com.sun.star.form.component.TextField" xml:id="control417" form:id="control4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date_texte" form:control-implementation="ooo:com.sun.star.form.component.TextField" xml:id="control418" form:id="control4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lettre_cle_texte" form:control-implementation="ooo:com.sun.star.form.component.TextField" xml:id="control419" form:id="control4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coefficient_texte" form:control-implementation="ooo:com.sun.star.form.component.TextField" xml:id="control420" form:id="control4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ifd_texte" form:control-implementation="ooo:com.sun.star.form.component.TextField" xml:id="control421" form:id="control4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ik_texte" form:control-implementation="ooo:com.sun.star.form.component.TextField" xml:id="control422" form:id="control4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dimanche_ferie_texte" form:control-implementation="ooo:com.sun.star.form.component.TextField" xml:id="control423" form:id="control4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nuit_texte" form:control-implementation="ooo:com.sun.star.form.component.TextField" xml:id="control424" form:id="control4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montant_texte" form:control-implementation="ooo:com.sun.star.form.component.TextField" xml:id="control425" form:id="control4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date_texte" form:control-implementation="ooo:com.sun.star.form.component.TextField" xml:id="control426" form:id="control4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lettre_cle_texte" form:control-implementation="ooo:com.sun.star.form.component.TextField" xml:id="control427" form:id="control4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coefficient_texte" form:control-implementation="ooo:com.sun.star.form.component.TextField" xml:id="control428" form:id="control4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ifd_texte" form:control-implementation="ooo:com.sun.star.form.component.TextField" xml:id="control429" form:id="control4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ik_texte" form:control-implementation="ooo:com.sun.star.form.component.TextField" xml:id="control430" form:id="control4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dimanche_ferie_texte" form:control-implementation="ooo:com.sun.star.form.component.TextField" xml:id="control431" form:id="control4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nuit_texte" form:control-implementation="ooo:com.sun.star.form.component.TextField" xml:id="control432" form:id="control4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montant_texte" form:control-implementation="ooo:com.sun.star.form.component.TextField" xml:id="control433" form:id="control4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34" form:id="control4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35" form:id="control4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36" form:id="control4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37" form:id="control4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38" form:id="control4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39" form:id="control4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40" form:id="control4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41" form:id="control4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42" form:id="control4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43" form:id="control4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44" form:id="control4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45" form:id="control4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46" form:id="control4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47" form:id="control4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48" form:id="control4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49" form:id="control4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50" form:id="control4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51" form:id="control4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52" form:id="control4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53" form:id="control4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54" form:id="control4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55" form:id="control4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56" form:id="control4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57" form:id="control4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58" form:id="control4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59" form:id="control4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60" form:id="control4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61" form:id="control4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62" form:id="control4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63" form:id="control4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64" form:id="control4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65" form:id="control4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66" form:id="control4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67" form:id="control4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68" form:id="control4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69" form:id="control4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70" form:id="control4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71" form:id="control4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72" form:id="control4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73" form:id="control4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74" form:id="control4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75" form:id="control4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76" form:id="control4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77" form:id="control4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78" form:id="control4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79" form:id="control4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80" form:id="control4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81" form:id="control4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82" form:id="control4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83" form:id="control4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84" form:id="control4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85" form:id="control4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86" form:id="control4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87" form:id="control4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88" form:id="control4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89" form:id="control4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90" form:id="control4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91" form:id="control4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92" form:id="control4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93" form:id="control4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94" form:id="control4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95" form:id="control4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96" form:id="control4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97" form:id="control4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98" form:id="control4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99" form:id="control4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500" form:id="control5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501" form:id="control5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502" form:id="control5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503" form:id="control5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504" form:id="control5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505" form:id="control5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506" form:id="control5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507" form:id="control5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508" form:id="control5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509" form:id="control5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510" form:id="control5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511" form:id="control5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512" form:id="control5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513" form:id="control5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514" form:id="control5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515" form:id="control5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516" form:id="control5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517" form:id="control5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518" form:id="control5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519" form:id="control5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520" form:id="control5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521" form:id="control5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522" form:id="control5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523" form:id="control5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524" form:id="control5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525" form:id="control5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526" form:id="control5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527" form:id="control5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528" form:id="control5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529" form:id="control5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530" form:id="control5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date_texte" form:control-implementation="ooo:com.sun.star.form.component.TextField" xml:id="control531" form:id="control5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lettre_cle_texte" form:control-implementation="ooo:com.sun.star.form.component.TextField" xml:id="control532" form:id="control5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coefficient_texte" form:control-implementation="ooo:com.sun.star.form.component.TextField" xml:id="control533" form:id="control5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ifd_texte" form:control-implementation="ooo:com.sun.star.form.component.TextField" xml:id="control534" form:id="control5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ik_texte" form:control-implementation="ooo:com.sun.star.form.component.TextField" xml:id="control535" form:id="control5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dimanche_ferie_texte" form:control-implementation="ooo:com.sun.star.form.component.TextField" xml:id="control536" form:id="control5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nuit_texte" form:control-implementation="ooo:com.sun.star.form.component.TextField" xml:id="control537" form:id="control5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montant_texte" form:control-implementation="ooo:com.sun.star.form.component.TextField" xml:id="control538" form:id="control5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date_texte" form:control-implementation="ooo:com.sun.star.form.component.TextField" xml:id="control539" form:id="control5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lettre_cle_texte" form:control-implementation="ooo:com.sun.star.form.component.TextField" xml:id="control540" form:id="control5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coefficient_texte" form:control-implementation="ooo:com.sun.star.form.component.TextField" xml:id="control541" form:id="control5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ifd_texte" form:control-implementation="ooo:com.sun.star.form.component.TextField" xml:id="control542" form:id="control5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ik_texte" form:control-implementation="ooo:com.sun.star.form.component.TextField" xml:id="control543" form:id="control5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dimanche_ferie_texte" form:control-implementation="ooo:com.sun.star.form.component.TextField" xml:id="control544" form:id="control5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nuit_texte" form:control-implementation="ooo:com.sun.star.form.component.TextField" xml:id="control545" form:id="control5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montant_texte" form:control-implementation="ooo:com.sun.star.form.component.TextField" xml:id="control546" form:id="control5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6.5cm" svg:height="0.75cm" svg:x="14.1cm" svg:y="2cm" draw:control="control1"/>
        <draw:control draw:style-name="gr2" draw:text-style-name="P1" draw:layer="controls" svg:width="9.05cm" svg:height="0.6cm" svg:x="1.7cm" svg:y="3.55cm" draw:control="control2"/>
        <draw:control draw:style-name="gr2" draw:text-style-name="P1" draw:layer="controls" svg:width="8.4cm" svg:height="0.6cm" svg:x="12.2cm" svg:y="3.55cm" draw:control="control3"/>
        <draw:control draw:style-name="gr1" draw:text-style-name="P1" draw:layer="controls" svg:width="9.05cm" svg:height="0.6cm" svg:x="1.7cm" svg:y="4.25cm" draw:control="control4"/>
        <draw:control draw:style-name="gr1" draw:text-style-name="P1" draw:layer="controls" svg:width="5.15cm" svg:height="0.6cm" svg:x="15.45cm" svg:y="4.25cm" draw:control="control5"/>
        <draw:control draw:style-name="gr1" draw:text-style-name="P1" draw:layer="controls" svg:width="9.05cm" svg:height="0.6cm" svg:x="1.7cm" svg:y="5.45cm" draw:control="control6"/>
        <draw:control draw:style-name="gr1" draw:text-style-name="P1" draw:layer="controls" svg:width="8.4cm" svg:height="0.6cm" svg:x="12.2cm" svg:y="5.45cm" draw:control="control7"/>
        <draw:control draw:style-name="gr1" draw:text-style-name="P1" draw:layer="controls" svg:width="9.05cm" svg:height="0.6cm" svg:x="1.7cm" svg:y="6.05cm" draw:control="control8"/>
        <draw:control draw:style-name="gr1" draw:text-style-name="P1" draw:layer="controls" svg:width="5.15cm" svg:height="0.6cm" svg:x="15.45cm" svg:y="6.05cm" draw:control="control9"/>
        <draw:control draw:style-name="gr1" draw:text-style-name="P2" draw:layer="controls" svg:width="11.75cm" svg:height="0.6cm" svg:x="3.5cm" svg:y="7cm" draw:control="control10"/>
        <draw:control draw:style-name="gr1" draw:text-style-name="P2" draw:layer="controls" svg:width="4.85cm" svg:height="0.6cm" svg:x="8.15cm" svg:y="8.65cm" draw:control="control11"/>
        <draw:control draw:style-name="gr1" draw:text-style-name="P2" draw:layer="controls" svg:width="0.6cm" svg:height="0.6cm" svg:x="8.35cm" svg:y="9.35cm" draw:control="control12"/>
        <draw:control draw:style-name="gr1" draw:text-style-name="P2" draw:layer="controls" svg:width="0.55cm" svg:height="0.35cm" svg:x="4.1cm" svg:y="10.9cm" draw:control="control13"/>
        <draw:control draw:style-name="gr1" draw:text-style-name="P2" draw:layer="controls" svg:width="0.55cm" svg:height="0.35cm" svg:x="3cm" svg:y="10.9cm" draw:control="control14"/>
        <draw:control draw:style-name="gr1" draw:text-style-name="P2" draw:layer="controls" svg:width="4.85cm" svg:height="0.6cm" svg:x="8.25cm" svg:y="10.55cm" draw:control="control15"/>
        <draw:control draw:style-name="gr1" draw:text-style-name="P1" draw:layer="controls" svg:width="4.85cm" svg:height="0.6cm" svg:x="11.25cm" svg:y="11.35cm" draw:control="control16"/>
        <draw:control draw:style-name="gr1" draw:text-style-name="P1" draw:layer="controls" svg:width="3.15cm" svg:height="0.6cm" svg:x="5.35cm" svg:y="11.35cm" draw:control="control17"/>
        <draw:control draw:style-name="gr1" draw:text-style-name="P2" draw:layer="controls" svg:width="0.55cm" svg:height="0.35cm" svg:x="0.7cm" svg:y="12.7cm" draw:control="control18"/>
        <draw:control draw:style-name="gr1" draw:text-style-name="P2" draw:layer="controls" svg:width="0.55cm" svg:height="0.35cm" svg:x="0.7cm" svg:y="13.3cm" draw:control="control19"/>
        <draw:control draw:style-name="gr1" draw:text-style-name="P2" draw:layer="controls" svg:width="0.55cm" svg:height="0.35cm" svg:x="3.6cm" svg:y="12.7cm" draw:control="control20"/>
        <draw:control draw:style-name="gr1" draw:text-style-name="P2" draw:layer="controls" svg:width="0.55cm" svg:height="0.35cm" svg:x="10.8cm" svg:y="12.7cm" draw:control="control21"/>
        <draw:control draw:style-name="gr1" draw:text-style-name="P2" draw:layer="controls" svg:width="0.55cm" svg:height="0.35cm" svg:x="13cm" svg:y="12.7cm" draw:control="control22"/>
        <draw:control draw:style-name="gr1" draw:text-style-name="P2" draw:layer="controls" svg:width="5.15cm" svg:height="0.6cm" svg:x="5.35cm" svg:y="12.55cm" draw:control="control23"/>
        <draw:control draw:style-name="gr1" draw:text-style-name="P2" draw:layer="controls" svg:width="4.2cm" svg:height="0.6cm" svg:x="16.4cm" svg:y="12.55cm" draw:control="control24"/>
        <draw:control draw:style-name="gr1" draw:text-style-name="P2" draw:layer="controls" svg:width="4.25cm" svg:height="0.5cm" svg:x="6.25cm" svg:y="13.2cm" draw:control="control25"/>
        <draw:control draw:style-name="gr1" draw:text-style-name="P2" draw:layer="controls" svg:width="8.7cm" svg:height="0.5cm" svg:x="11.95cm" svg:y="13.25cm" draw:control="control26"/>
        <draw:control draw:style-name="gr1" draw:text-style-name="P2" draw:layer="controls" svg:width="3.5cm" svg:height="0.6cm" svg:x="0.75cm" svg:y="15.4cm" draw:control="control27"/>
        <draw:control draw:style-name="gr1" draw:text-style-name="P2" draw:layer="controls" svg:width="1.95cm" svg:height="0.6cm" svg:x="4.5cm" svg:y="15.4cm" draw:control="control28"/>
        <draw:control draw:style-name="gr1" draw:text-style-name="P2" draw:layer="controls" svg:width="4cm" svg:height="0.6cm" svg:x="6.75cm" svg:y="15.4cm" draw:control="control29"/>
        <draw:control draw:style-name="gr1" draw:text-style-name="P2" draw:layer="controls" svg:width="1.55cm" svg:height="0.6cm" svg:x="11cm" svg:y="15.4cm" draw:control="control30"/>
        <draw:control draw:style-name="gr1" draw:text-style-name="P2" draw:layer="controls" svg:width="1.6cm" svg:height="0.6cm" svg:x="12.75cm" svg:y="15.4cm" draw:control="control31"/>
        <draw:control draw:style-name="gr1" draw:text-style-name="P2" draw:layer="controls" svg:width="1.65cm" svg:height="0.6cm" svg:x="14.5cm" svg:y="15.4cm" draw:control="control32"/>
        <draw:control draw:style-name="gr1" draw:text-style-name="P2" draw:layer="controls" svg:width="1.4cm" svg:height="0.6cm" svg:x="16.25cm" svg:y="15.4cm" draw:control="control33"/>
        <draw:control draw:style-name="gr1" draw:text-style-name="P3" draw:layer="controls" svg:width="2.65cm" svg:height="0.6cm" svg:x="17.9cm" svg:y="15.4cm" draw:control="control34"/>
        <draw:control draw:style-name="gr1" draw:text-style-name="P2" draw:layer="controls" svg:width="4.45cm" svg:height="0.6cm" svg:x="8.05cm" svg:y="25.3cm" draw:control="control35"/>
        <draw:control draw:style-name="gr1" draw:text-style-name="P2" draw:layer="controls" svg:width="4.2cm" svg:height="0.6cm" svg:x="6.55cm" svg:y="27.5cm" draw:control="control36"/>
        <draw:control draw:style-name="gr1" draw:text-style-name="P2" draw:layer="controls" svg:width="3.85cm" svg:height="0.6cm" svg:x="10.85cm" svg:y="27.5cm" draw:control="control37"/>
        <draw:control draw:style-name="gr1" draw:text-style-name="P2" draw:layer="controls" svg:width="3.5cm" svg:height="0.6cm" svg:x="0.75cm" svg:y="16cm" draw:control="control38"/>
        <draw:control draw:style-name="gr1" draw:text-style-name="P2" draw:layer="controls" svg:width="1.95cm" svg:height="0.6cm" svg:x="4.5cm" svg:y="16cm" draw:control="control39"/>
        <draw:control draw:style-name="gr1" draw:text-style-name="P2" draw:layer="controls" svg:width="4cm" svg:height="0.6cm" svg:x="6.75cm" svg:y="16cm" draw:control="control40"/>
        <draw:control draw:style-name="gr1" draw:text-style-name="P2" draw:layer="controls" svg:width="1.55cm" svg:height="0.6cm" svg:x="11cm" svg:y="16cm" draw:control="control41"/>
        <draw:control draw:style-name="gr1" draw:text-style-name="P2" draw:layer="controls" svg:width="1.6cm" svg:height="0.6cm" svg:x="12.75cm" svg:y="16cm" draw:control="control42"/>
        <draw:control draw:style-name="gr1" draw:text-style-name="P2" draw:layer="controls" svg:width="1.65cm" svg:height="0.6cm" svg:x="14.5cm" svg:y="16cm" draw:control="control43"/>
        <draw:control draw:style-name="gr1" draw:text-style-name="P2" draw:layer="controls" svg:width="1.4cm" svg:height="0.6cm" svg:x="16.25cm" svg:y="16cm" draw:control="control44"/>
        <draw:control draw:style-name="gr1" draw:text-style-name="P3" draw:layer="controls" svg:width="2.65cm" svg:height="0.6cm" svg:x="17.9cm" svg:y="16cm" draw:control="control45"/>
        <draw:control draw:style-name="gr1" draw:text-style-name="P4" draw:layer="controls" svg:width="6.75cm" svg:height="0.6cm" svg:x="1cm" svg:y="9.05cm" draw:control="control46"/>
        <draw:control draw:style-name="gr1" draw:text-style-name="P4" draw:layer="controls" svg:width="6.75cm" svg:height="0.6cm" svg:x="1cm" svg:y="9.65cm" draw:control="control47"/>
        <draw:control draw:style-name="gr1" draw:text-style-name="P4" draw:layer="controls" svg:width="6.75cm" svg:height="0.6cm" svg:x="1cm" svg:y="10.25cm" draw:control="control48"/>
        <draw:control draw:style-name="gr1" draw:text-style-name="P2" draw:layer="controls" svg:width="3.5cm" svg:height="0.6cm" svg:x="0.75cm" svg:y="15.4cm" draw:control="control49"/>
        <draw:control draw:style-name="gr1" draw:text-style-name="P2" draw:layer="controls" svg:width="1.95cm" svg:height="0.6cm" svg:x="4.5cm" svg:y="15.4cm" draw:control="control50"/>
        <draw:control draw:style-name="gr1" draw:text-style-name="P2" draw:layer="controls" svg:width="4cm" svg:height="0.6cm" svg:x="6.75cm" svg:y="15.4cm" draw:control="control51"/>
        <draw:control draw:style-name="gr1" draw:text-style-name="P2" draw:layer="controls" svg:width="1.55cm" svg:height="0.6cm" svg:x="11cm" svg:y="15.4cm" draw:control="control52"/>
        <draw:control draw:style-name="gr1" draw:text-style-name="P2" draw:layer="controls" svg:width="1.6cm" svg:height="0.6cm" svg:x="12.75cm" svg:y="15.4cm" draw:control="control53"/>
        <draw:control draw:style-name="gr1" draw:text-style-name="P2" draw:layer="controls" svg:width="1.65cm" svg:height="0.6cm" svg:x="14.5cm" svg:y="15.4cm" draw:control="control54"/>
        <draw:control draw:style-name="gr1" draw:text-style-name="P2" draw:layer="controls" svg:width="1.4cm" svg:height="0.6cm" svg:x="16.25cm" svg:y="15.4cm" draw:control="control55"/>
        <draw:control draw:style-name="gr1" draw:text-style-name="P3" draw:layer="controls" svg:width="2.65cm" svg:height="0.6cm" svg:x="17.9cm" svg:y="15.4cm" draw:control="control56"/>
        <draw:control draw:style-name="gr1" draw:text-style-name="P2" draw:layer="controls" svg:width="3.5cm" svg:height="0.6cm" svg:x="0.75cm" svg:y="16cm" draw:control="control57"/>
        <draw:control draw:style-name="gr1" draw:text-style-name="P2" draw:layer="controls" svg:width="1.95cm" svg:height="0.6cm" svg:x="4.5cm" svg:y="16cm" draw:control="control58"/>
        <draw:control draw:style-name="gr1" draw:text-style-name="P2" draw:layer="controls" svg:width="4cm" svg:height="0.6cm" svg:x="6.75cm" svg:y="16cm" draw:control="control59"/>
        <draw:control draw:style-name="gr1" draw:text-style-name="P2" draw:layer="controls" svg:width="1.55cm" svg:height="0.6cm" svg:x="11cm" svg:y="16cm" draw:control="control60"/>
        <draw:control draw:style-name="gr1" draw:text-style-name="P2" draw:layer="controls" svg:width="1.6cm" svg:height="0.6cm" svg:x="12.75cm" svg:y="16cm" draw:control="control61"/>
        <draw:control draw:style-name="gr1" draw:text-style-name="P2" draw:layer="controls" svg:width="1.65cm" svg:height="0.6cm" svg:x="14.5cm" svg:y="16cm" draw:control="control62"/>
        <draw:control draw:style-name="gr1" draw:text-style-name="P2" draw:layer="controls" svg:width="1.4cm" svg:height="0.6cm" svg:x="16.25cm" svg:y="16cm" draw:control="control63"/>
        <draw:control draw:style-name="gr1" draw:text-style-name="P3" draw:layer="controls" svg:width="2.65cm" svg:height="0.6cm" svg:x="17.9cm" svg:y="16cm" draw:control="control64"/>
        <draw:control draw:style-name="gr1" draw:text-style-name="P2" draw:layer="controls" svg:width="3.5cm" svg:height="0.6cm" svg:x="0.75cm" svg:y="15.4cm" draw:control="control65"/>
        <draw:control draw:style-name="gr1" draw:text-style-name="P2" draw:layer="controls" svg:width="1.95cm" svg:height="0.6cm" svg:x="4.5cm" svg:y="15.4cm" draw:control="control66"/>
        <draw:control draw:style-name="gr1" draw:text-style-name="P2" draw:layer="controls" svg:width="4cm" svg:height="0.6cm" svg:x="6.75cm" svg:y="15.4cm" draw:control="control67"/>
        <draw:control draw:style-name="gr1" draw:text-style-name="P2" draw:layer="controls" svg:width="1.55cm" svg:height="0.6cm" svg:x="11cm" svg:y="15.4cm" draw:control="control68"/>
        <draw:control draw:style-name="gr1" draw:text-style-name="P2" draw:layer="controls" svg:width="1.6cm" svg:height="0.6cm" svg:x="12.75cm" svg:y="15.4cm" draw:control="control69"/>
        <draw:control draw:style-name="gr1" draw:text-style-name="P2" draw:layer="controls" svg:width="1.65cm" svg:height="0.6cm" svg:x="14.5cm" svg:y="15.4cm" draw:control="control70"/>
        <draw:control draw:style-name="gr1" draw:text-style-name="P2" draw:layer="controls" svg:width="1.4cm" svg:height="0.6cm" svg:x="16.25cm" svg:y="15.4cm" draw:control="control71"/>
        <draw:control draw:style-name="gr1" draw:text-style-name="P3" draw:layer="controls" svg:width="2.65cm" svg:height="0.6cm" svg:x="17.9cm" svg:y="15.4cm" draw:control="control72"/>
        <draw:control draw:style-name="gr1" draw:text-style-name="P2" draw:layer="controls" svg:width="3.5cm" svg:height="0.6cm" svg:x="0.75cm" svg:y="16cm" draw:control="control73"/>
        <draw:control draw:style-name="gr1" draw:text-style-name="P2" draw:layer="controls" svg:width="1.95cm" svg:height="0.6cm" svg:x="4.5cm" svg:y="16cm" draw:control="control74"/>
        <draw:control draw:style-name="gr1" draw:text-style-name="P2" draw:layer="controls" svg:width="4cm" svg:height="0.6cm" svg:x="6.75cm" svg:y="16cm" draw:control="control75"/>
        <draw:control draw:style-name="gr1" draw:text-style-name="P2" draw:layer="controls" svg:width="1.55cm" svg:height="0.6cm" svg:x="11cm" svg:y="16cm" draw:control="control76"/>
        <draw:control draw:style-name="gr1" draw:text-style-name="P2" draw:layer="controls" svg:width="1.6cm" svg:height="0.6cm" svg:x="12.75cm" svg:y="16cm" draw:control="control77"/>
        <draw:control draw:style-name="gr1" draw:text-style-name="P2" draw:layer="controls" svg:width="1.65cm" svg:height="0.6cm" svg:x="14.5cm" svg:y="16cm" draw:control="control78"/>
        <draw:control draw:style-name="gr1" draw:text-style-name="P2" draw:layer="controls" svg:width="1.4cm" svg:height="0.6cm" svg:x="16.25cm" svg:y="16cm" draw:control="control79"/>
        <draw:control draw:style-name="gr1" draw:text-style-name="P3" draw:layer="controls" svg:width="2.65cm" svg:height="0.6cm" svg:x="17.9cm" svg:y="16cm" draw:control="control80"/>
        <draw:control draw:style-name="gr1" draw:text-style-name="P2" draw:layer="controls" svg:width="3.5cm" svg:height="0.6cm" svg:x="0.75cm" svg:y="15.4cm" draw:control="control81"/>
        <draw:control draw:style-name="gr1" draw:text-style-name="P2" draw:layer="controls" svg:width="1.95cm" svg:height="0.6cm" svg:x="4.5cm" svg:y="15.4cm" draw:control="control82"/>
        <draw:control draw:style-name="gr1" draw:text-style-name="P2" draw:layer="controls" svg:width="4cm" svg:height="0.6cm" svg:x="6.75cm" svg:y="15.4cm" draw:control="control83"/>
        <draw:control draw:style-name="gr1" draw:text-style-name="P2" draw:layer="controls" svg:width="1.55cm" svg:height="0.6cm" svg:x="11cm" svg:y="15.4cm" draw:control="control84"/>
        <draw:control draw:style-name="gr1" draw:text-style-name="P2" draw:layer="controls" svg:width="1.6cm" svg:height="0.6cm" svg:x="12.75cm" svg:y="15.4cm" draw:control="control85"/>
        <draw:control draw:style-name="gr1" draw:text-style-name="P2" draw:layer="controls" svg:width="1.65cm" svg:height="0.6cm" svg:x="14.5cm" svg:y="15.4cm" draw:control="control86"/>
        <draw:control draw:style-name="gr1" draw:text-style-name="P2" draw:layer="controls" svg:width="1.4cm" svg:height="0.6cm" svg:x="16.25cm" svg:y="15.4cm" draw:control="control87"/>
        <draw:control draw:style-name="gr1" draw:text-style-name="P3" draw:layer="controls" svg:width="2.65cm" svg:height="0.6cm" svg:x="17.9cm" svg:y="15.4cm" draw:control="control88"/>
        <draw:control draw:style-name="gr1" draw:text-style-name="P2" draw:layer="controls" svg:width="3.5cm" svg:height="0.6cm" svg:x="0.75cm" svg:y="16cm" draw:control="control89"/>
        <draw:control draw:style-name="gr1" draw:text-style-name="P2" draw:layer="controls" svg:width="1.95cm" svg:height="0.6cm" svg:x="4.5cm" svg:y="16cm" draw:control="control90"/>
        <draw:control draw:style-name="gr1" draw:text-style-name="P2" draw:layer="controls" svg:width="4cm" svg:height="0.6cm" svg:x="6.75cm" svg:y="16cm" draw:control="control91"/>
        <draw:control draw:style-name="gr1" draw:text-style-name="P2" draw:layer="controls" svg:width="1.55cm" svg:height="0.6cm" svg:x="11cm" svg:y="16cm" draw:control="control92"/>
        <draw:control draw:style-name="gr1" draw:text-style-name="P2" draw:layer="controls" svg:width="1.6cm" svg:height="0.6cm" svg:x="12.75cm" svg:y="16cm" draw:control="control93"/>
        <draw:control draw:style-name="gr1" draw:text-style-name="P2" draw:layer="controls" svg:width="1.65cm" svg:height="0.6cm" svg:x="14.5cm" svg:y="16cm" draw:control="control94"/>
        <draw:control draw:style-name="gr1" draw:text-style-name="P2" draw:layer="controls" svg:width="1.4cm" svg:height="0.6cm" svg:x="16.25cm" svg:y="16cm" draw:control="control95"/>
        <draw:control draw:style-name="gr1" draw:text-style-name="P3" draw:layer="controls" svg:width="2.65cm" svg:height="0.6cm" svg:x="17.9cm" svg:y="16cm" draw:control="control96"/>
        <draw:control draw:style-name="gr1" draw:text-style-name="P2" draw:layer="controls" svg:width="3.5cm" svg:height="0.6cm" svg:x="0.75cm" svg:y="15.4cm" draw:control="control97"/>
        <draw:control draw:style-name="gr1" draw:text-style-name="P2" draw:layer="controls" svg:width="1.95cm" svg:height="0.6cm" svg:x="4.5cm" svg:y="15.4cm" draw:control="control98"/>
        <draw:control draw:style-name="gr1" draw:text-style-name="P2" draw:layer="controls" svg:width="4cm" svg:height="0.6cm" svg:x="6.75cm" svg:y="15.4cm" draw:control="control99"/>
        <draw:control draw:style-name="gr1" draw:text-style-name="P2" draw:layer="controls" svg:width="1.55cm" svg:height="0.6cm" svg:x="11cm" svg:y="15.4cm" draw:control="control100"/>
        <draw:control draw:style-name="gr1" draw:text-style-name="P2" draw:layer="controls" svg:width="1.6cm" svg:height="0.6cm" svg:x="12.75cm" svg:y="15.4cm" draw:control="control101"/>
        <draw:control draw:style-name="gr1" draw:text-style-name="P2" draw:layer="controls" svg:width="1.65cm" svg:height="0.6cm" svg:x="14.5cm" svg:y="15.4cm" draw:control="control102"/>
        <draw:control draw:style-name="gr1" draw:text-style-name="P2" draw:layer="controls" svg:width="1.4cm" svg:height="0.6cm" svg:x="16.25cm" svg:y="15.4cm" draw:control="control103"/>
        <draw:control draw:style-name="gr1" draw:text-style-name="P3" draw:layer="controls" svg:width="2.65cm" svg:height="0.6cm" svg:x="17.9cm" svg:y="15.4cm" draw:control="control104"/>
        <draw:control draw:style-name="gr1" draw:text-style-name="P2" draw:layer="controls" svg:width="3.5cm" svg:height="0.6cm" svg:x="0.75cm" svg:y="16cm" draw:control="control105"/>
        <draw:control draw:style-name="gr1" draw:text-style-name="P2" draw:layer="controls" svg:width="1.95cm" svg:height="0.6cm" svg:x="4.5cm" svg:y="16cm" draw:control="control106"/>
        <draw:control draw:style-name="gr1" draw:text-style-name="P2" draw:layer="controls" svg:width="4cm" svg:height="0.6cm" svg:x="6.75cm" svg:y="16cm" draw:control="control107"/>
        <draw:control draw:style-name="gr1" draw:text-style-name="P2" draw:layer="controls" svg:width="1.55cm" svg:height="0.6cm" svg:x="11cm" svg:y="16cm" draw:control="control108"/>
        <draw:control draw:style-name="gr1" draw:text-style-name="P2" draw:layer="controls" svg:width="1.6cm" svg:height="0.6cm" svg:x="12.75cm" svg:y="16cm" draw:control="control109"/>
        <draw:control draw:style-name="gr1" draw:text-style-name="P2" draw:layer="controls" svg:width="1.65cm" svg:height="0.6cm" svg:x="14.5cm" svg:y="16cm" draw:control="control110"/>
        <draw:control draw:style-name="gr1" draw:text-style-name="P2" draw:layer="controls" svg:width="1.4cm" svg:height="0.6cm" svg:x="16.25cm" svg:y="16cm" draw:control="control111"/>
        <draw:control draw:style-name="gr1" draw:text-style-name="P3" draw:layer="controls" svg:width="2.65cm" svg:height="0.6cm" svg:x="17.9cm" svg:y="16cm" draw:control="control112"/>
        <draw:control draw:style-name="gr1" draw:text-style-name="P2" draw:layer="controls" svg:width="3.5cm" svg:height="0.6cm" svg:x="0.75cm" svg:y="15.4cm" draw:control="control113"/>
        <draw:control draw:style-name="gr1" draw:text-style-name="P2" draw:layer="controls" svg:width="1.95cm" svg:height="0.6cm" svg:x="4.5cm" svg:y="15.4cm" draw:control="control114"/>
        <draw:control draw:style-name="gr1" draw:text-style-name="P2" draw:layer="controls" svg:width="4cm" svg:height="0.6cm" svg:x="6.75cm" svg:y="15.4cm" draw:control="control115"/>
        <draw:control draw:style-name="gr1" draw:text-style-name="P2" draw:layer="controls" svg:width="1.55cm" svg:height="0.6cm" svg:x="11cm" svg:y="15.4cm" draw:control="control116"/>
        <draw:control draw:style-name="gr1" draw:text-style-name="P2" draw:layer="controls" svg:width="1.6cm" svg:height="0.6cm" svg:x="12.75cm" svg:y="15.4cm" draw:control="control117"/>
        <draw:control draw:style-name="gr1" draw:text-style-name="P2" draw:layer="controls" svg:width="1.65cm" svg:height="0.6cm" svg:x="14.5cm" svg:y="15.4cm" draw:control="control118"/>
        <draw:control draw:style-name="gr1" draw:text-style-name="P2" draw:layer="controls" svg:width="1.4cm" svg:height="0.6cm" svg:x="16.25cm" svg:y="15.4cm" draw:control="control119"/>
        <draw:control draw:style-name="gr1" draw:text-style-name="P3" draw:layer="controls" svg:width="2.65cm" svg:height="0.6cm" svg:x="17.9cm" svg:y="15.4cm" draw:control="control120"/>
        <draw:control draw:style-name="gr1" draw:text-style-name="P2" draw:layer="controls" svg:width="3.5cm" svg:height="0.6cm" svg:x="0.75cm" svg:y="16cm" draw:control="control121"/>
        <draw:control draw:style-name="gr1" draw:text-style-name="P2" draw:layer="controls" svg:width="1.95cm" svg:height="0.6cm" svg:x="4.5cm" svg:y="16cm" draw:control="control122"/>
        <draw:control draw:style-name="gr1" draw:text-style-name="P2" draw:layer="controls" svg:width="4cm" svg:height="0.6cm" svg:x="6.75cm" svg:y="16cm" draw:control="control123"/>
        <draw:control draw:style-name="gr1" draw:text-style-name="P2" draw:layer="controls" svg:width="1.55cm" svg:height="0.6cm" svg:x="11cm" svg:y="16cm" draw:control="control124"/>
        <draw:control draw:style-name="gr1" draw:text-style-name="P2" draw:layer="controls" svg:width="1.6cm" svg:height="0.6cm" svg:x="12.75cm" svg:y="16cm" draw:control="control125"/>
        <draw:control draw:style-name="gr1" draw:text-style-name="P2" draw:layer="controls" svg:width="1.65cm" svg:height="0.6cm" svg:x="14.5cm" svg:y="16cm" draw:control="control126"/>
        <draw:control draw:style-name="gr1" draw:text-style-name="P2" draw:layer="controls" svg:width="1.4cm" svg:height="0.6cm" svg:x="16.25cm" svg:y="16cm" draw:control="control127"/>
        <draw:control draw:style-name="gr1" draw:text-style-name="P3" draw:layer="controls" svg:width="2.65cm" svg:height="0.6cm" svg:x="17.9cm" svg:y="16cm" draw:control="control128"/>
        <draw:control draw:style-name="gr1" draw:text-style-name="P2" draw:layer="controls" svg:width="3.5cm" svg:height="0.6cm" svg:x="0.75cm" svg:y="15.4cm" draw:control="control129"/>
        <draw:control draw:style-name="gr1" draw:text-style-name="P2" draw:layer="controls" svg:width="1.95cm" svg:height="0.6cm" svg:x="4.5cm" svg:y="15.4cm" draw:control="control130"/>
        <draw:control draw:style-name="gr1" draw:text-style-name="P2" draw:layer="controls" svg:width="4cm" svg:height="0.6cm" svg:x="6.75cm" svg:y="15.4cm" draw:control="control131"/>
        <draw:control draw:style-name="gr1" draw:text-style-name="P2" draw:layer="controls" svg:width="1.55cm" svg:height="0.6cm" svg:x="11cm" svg:y="15.4cm" draw:control="control132"/>
        <draw:control draw:style-name="gr1" draw:text-style-name="P2" draw:layer="controls" svg:width="1.6cm" svg:height="0.6cm" svg:x="12.75cm" svg:y="15.4cm" draw:control="control133"/>
        <draw:control draw:style-name="gr1" draw:text-style-name="P2" draw:layer="controls" svg:width="1.65cm" svg:height="0.6cm" svg:x="14.5cm" svg:y="15.4cm" draw:control="control134"/>
        <draw:control draw:style-name="gr1" draw:text-style-name="P2" draw:layer="controls" svg:width="1.4cm" svg:height="0.6cm" svg:x="16.25cm" svg:y="15.4cm" draw:control="control135"/>
        <draw:control draw:style-name="gr1" draw:text-style-name="P3" draw:layer="controls" svg:width="2.65cm" svg:height="0.6cm" svg:x="17.9cm" svg:y="15.4cm" draw:control="control136"/>
        <draw:control draw:style-name="gr1" draw:text-style-name="P2" draw:layer="controls" svg:width="3.5cm" svg:height="0.6cm" svg:x="0.75cm" svg:y="16cm" draw:control="control137"/>
        <draw:control draw:style-name="gr1" draw:text-style-name="P2" draw:layer="controls" svg:width="1.95cm" svg:height="0.6cm" svg:x="4.5cm" svg:y="16cm" draw:control="control138"/>
        <draw:control draw:style-name="gr1" draw:text-style-name="P2" draw:layer="controls" svg:width="4cm" svg:height="0.6cm" svg:x="6.75cm" svg:y="16cm" draw:control="control139"/>
        <draw:control draw:style-name="gr1" draw:text-style-name="P2" draw:layer="controls" svg:width="1.55cm" svg:height="0.6cm" svg:x="11cm" svg:y="16cm" draw:control="control140"/>
        <draw:control draw:style-name="gr1" draw:text-style-name="P2" draw:layer="controls" svg:width="1.6cm" svg:height="0.6cm" svg:x="12.75cm" svg:y="16cm" draw:control="control141"/>
        <draw:control draw:style-name="gr1" draw:text-style-name="P2" draw:layer="controls" svg:width="1.65cm" svg:height="0.6cm" svg:x="14.5cm" svg:y="16cm" draw:control="control142"/>
        <draw:control draw:style-name="gr1" draw:text-style-name="P2" draw:layer="controls" svg:width="1.4cm" svg:height="0.6cm" svg:x="16.25cm" svg:y="16cm" draw:control="control143"/>
        <draw:control draw:style-name="gr1" draw:text-style-name="P3" draw:layer="controls" svg:width="2.65cm" svg:height="0.6cm" svg:x="17.9cm" svg:y="16cm" draw:control="control144"/>
        <draw:control draw:style-name="gr1" draw:text-style-name="P2" draw:layer="controls" svg:width="3.5cm" svg:height="0.6cm" svg:x="0.75cm" svg:y="16.6cm" draw:control="control145"/>
        <draw:control draw:style-name="gr1" draw:text-style-name="P2" draw:layer="controls" svg:width="1.95cm" svg:height="0.6cm" svg:x="4.5cm" svg:y="16.6cm" draw:control="control146"/>
        <draw:control draw:style-name="gr1" draw:text-style-name="P2" draw:layer="controls" svg:width="4cm" svg:height="0.6cm" svg:x="6.75cm" svg:y="16.6cm" draw:control="control147"/>
        <draw:control draw:style-name="gr1" draw:text-style-name="P2" draw:layer="controls" svg:width="1.55cm" svg:height="0.6cm" svg:x="11cm" svg:y="16.6cm" draw:control="control148"/>
        <draw:control draw:style-name="gr1" draw:text-style-name="P2" draw:layer="controls" svg:width="1.6cm" svg:height="0.6cm" svg:x="12.75cm" svg:y="16.6cm" draw:control="control149"/>
        <draw:control draw:style-name="gr1" draw:text-style-name="P2" draw:layer="controls" svg:width="1.65cm" svg:height="0.6cm" svg:x="14.5cm" svg:y="16.6cm" draw:control="control150"/>
        <draw:control draw:style-name="gr1" draw:text-style-name="P2" draw:layer="controls" svg:width="1.4cm" svg:height="0.6cm" svg:x="16.25cm" svg:y="16.6cm" draw:control="control151"/>
        <draw:control draw:style-name="gr1" draw:text-style-name="P3" draw:layer="controls" svg:width="2.65cm" svg:height="0.6cm" svg:x="17.9cm" svg:y="16.6cm" draw:control="control152"/>
        <draw:control draw:style-name="gr1" draw:text-style-name="P2" draw:layer="controls" svg:width="3.5cm" svg:height="0.6cm" svg:x="0.75cm" svg:y="17.2cm" draw:control="control153"/>
        <draw:control draw:style-name="gr1" draw:text-style-name="P2" draw:layer="controls" svg:width="1.95cm" svg:height="0.6cm" svg:x="4.5cm" svg:y="17.2cm" draw:control="control154"/>
        <draw:control draw:style-name="gr1" draw:text-style-name="P2" draw:layer="controls" svg:width="4cm" svg:height="0.6cm" svg:x="6.75cm" svg:y="17.2cm" draw:control="control155"/>
        <draw:control draw:style-name="gr1" draw:text-style-name="P2" draw:layer="controls" svg:width="1.55cm" svg:height="0.6cm" svg:x="11cm" svg:y="17.2cm" draw:control="control156"/>
        <draw:control draw:style-name="gr1" draw:text-style-name="P2" draw:layer="controls" svg:width="1.6cm" svg:height="0.6cm" svg:x="12.75cm" svg:y="17.2cm" draw:control="control157"/>
        <draw:control draw:style-name="gr1" draw:text-style-name="P2" draw:layer="controls" svg:width="1.65cm" svg:height="0.6cm" svg:x="14.5cm" svg:y="17.2cm" draw:control="control158"/>
        <draw:control draw:style-name="gr1" draw:text-style-name="P2" draw:layer="controls" svg:width="1.4cm" svg:height="0.6cm" svg:x="16.25cm" svg:y="17.2cm" draw:control="control159"/>
        <draw:control draw:style-name="gr1" draw:text-style-name="P3" draw:layer="controls" svg:width="2.65cm" svg:height="0.6cm" svg:x="17.9cm" svg:y="17.2cm" draw:control="control160"/>
        <draw:control draw:style-name="gr1" draw:text-style-name="P2" draw:layer="controls" svg:width="3.5cm" svg:height="0.6cm" svg:x="0.75cm" svg:y="20.8cm" draw:control="control161"/>
        <draw:control draw:style-name="gr1" draw:text-style-name="P3" draw:layer="controls" svg:width="2.65cm" svg:height="0.6cm" svg:x="17.9cm" svg:y="18.2cm" draw:control="control162"/>
        <draw:control draw:style-name="gr1" draw:text-style-name="P2" draw:layer="controls" svg:width="3.5cm" svg:height="0.6cm" svg:x="0.75cm" svg:y="17.8cm" draw:control="control163"/>
        <draw:control draw:style-name="gr1" draw:text-style-name="P2" draw:layer="controls" svg:width="1.95cm" svg:height="0.6cm" svg:x="4.5cm" svg:y="17.8cm" draw:control="control164"/>
        <draw:control draw:style-name="gr1" draw:text-style-name="P2" draw:layer="controls" svg:width="4cm" svg:height="0.6cm" svg:x="6.75cm" svg:y="17.8cm" draw:control="control165"/>
        <draw:control draw:style-name="gr1" draw:text-style-name="P2" draw:layer="controls" svg:width="1.55cm" svg:height="0.6cm" svg:x="11cm" svg:y="17.8cm" draw:control="control166"/>
        <draw:control draw:style-name="gr1" draw:text-style-name="P2" draw:layer="controls" svg:width="1.6cm" svg:height="0.6cm" svg:x="12.75cm" svg:y="17.8cm" draw:control="control167"/>
        <draw:control draw:style-name="gr1" draw:text-style-name="P2" draw:layer="controls" svg:width="1.65cm" svg:height="0.6cm" svg:x="14.5cm" svg:y="17.8cm" draw:control="control168"/>
        <draw:control draw:style-name="gr1" draw:text-style-name="P2" draw:layer="controls" svg:width="1.4cm" svg:height="0.6cm" svg:x="16.25cm" svg:y="17.8cm" draw:control="control169"/>
        <draw:control draw:style-name="gr1" draw:text-style-name="P3" draw:layer="controls" svg:width="2.65cm" svg:height="0.6cm" svg:x="17.9cm" svg:y="17.8cm" draw:control="control170"/>
        <draw:control draw:style-name="gr1" draw:text-style-name="P2" draw:layer="controls" svg:width="3.5cm" svg:height="0.6cm" svg:x="0.75cm" svg:y="18.4cm" draw:control="control171"/>
        <draw:control draw:style-name="gr1" draw:text-style-name="P2" draw:layer="controls" svg:width="1.95cm" svg:height="0.6cm" svg:x="4.5cm" svg:y="18.4cm" draw:control="control172"/>
        <draw:control draw:style-name="gr1" draw:text-style-name="P2" draw:layer="controls" svg:width="4cm" svg:height="0.6cm" svg:x="6.75cm" svg:y="18.4cm" draw:control="control173"/>
        <draw:control draw:style-name="gr1" draw:text-style-name="P2" draw:layer="controls" svg:width="1.55cm" svg:height="0.6cm" svg:x="11cm" svg:y="18.4cm" draw:control="control174"/>
        <draw:control draw:style-name="gr1" draw:text-style-name="P2" draw:layer="controls" svg:width="1.6cm" svg:height="0.6cm" svg:x="12.75cm" svg:y="18.4cm" draw:control="control175"/>
        <draw:control draw:style-name="gr1" draw:text-style-name="P2" draw:layer="controls" svg:width="1.65cm" svg:height="0.6cm" svg:x="14.5cm" svg:y="18.4cm" draw:control="control176"/>
        <draw:control draw:style-name="gr1" draw:text-style-name="P2" draw:layer="controls" svg:width="1.4cm" svg:height="0.6cm" svg:x="16.25cm" svg:y="18.4cm" draw:control="control177"/>
        <draw:control draw:style-name="gr1" draw:text-style-name="P3" draw:layer="controls" svg:width="2.65cm" svg:height="0.6cm" svg:x="17.9cm" svg:y="18.4cm" draw:control="control178"/>
        <draw:control draw:style-name="gr1" draw:text-style-name="P2" draw:layer="controls" svg:width="3.5cm" svg:height="0.6cm" svg:x="0.75cm" svg:y="17.8cm" draw:control="control179"/>
        <draw:control draw:style-name="gr1" draw:text-style-name="P2" draw:layer="controls" svg:width="1.95cm" svg:height="0.6cm" svg:x="4.5cm" svg:y="17.8cm" draw:control="control180"/>
        <draw:control draw:style-name="gr1" draw:text-style-name="P2" draw:layer="controls" svg:width="4cm" svg:height="0.6cm" svg:x="6.75cm" svg:y="17.8cm" draw:control="control181"/>
        <draw:control draw:style-name="gr1" draw:text-style-name="P2" draw:layer="controls" svg:width="1.55cm" svg:height="0.6cm" svg:x="11cm" svg:y="17.8cm" draw:control="control182"/>
        <draw:control draw:style-name="gr1" draw:text-style-name="P2" draw:layer="controls" svg:width="1.6cm" svg:height="0.6cm" svg:x="12.75cm" svg:y="17.8cm" draw:control="control183"/>
        <draw:control draw:style-name="gr1" draw:text-style-name="P2" draw:layer="controls" svg:width="1.65cm" svg:height="0.6cm" svg:x="14.5cm" svg:y="17.8cm" draw:control="control184"/>
        <draw:control draw:style-name="gr1" draw:text-style-name="P2" draw:layer="controls" svg:width="1.4cm" svg:height="0.6cm" svg:x="16.25cm" svg:y="17.8cm" draw:control="control185"/>
        <draw:control draw:style-name="gr1" draw:text-style-name="P3" draw:layer="controls" svg:width="2.65cm" svg:height="0.6cm" svg:x="17.9cm" svg:y="17.8cm" draw:control="control186"/>
        <draw:control draw:style-name="gr1" draw:text-style-name="P2" draw:layer="controls" svg:width="3.5cm" svg:height="0.6cm" svg:x="0.75cm" svg:y="18.4cm" draw:control="control187"/>
        <draw:control draw:style-name="gr1" draw:text-style-name="P2" draw:layer="controls" svg:width="1.95cm" svg:height="0.6cm" svg:x="4.5cm" svg:y="18.4cm" draw:control="control188"/>
        <draw:control draw:style-name="gr1" draw:text-style-name="P2" draw:layer="controls" svg:width="4cm" svg:height="0.6cm" svg:x="6.75cm" svg:y="18.4cm" draw:control="control189"/>
        <draw:control draw:style-name="gr1" draw:text-style-name="P2" draw:layer="controls" svg:width="1.55cm" svg:height="0.6cm" svg:x="11cm" svg:y="18.4cm" draw:control="control190"/>
        <draw:control draw:style-name="gr1" draw:text-style-name="P2" draw:layer="controls" svg:width="1.6cm" svg:height="0.6cm" svg:x="12.75cm" svg:y="18.4cm" draw:control="control191"/>
        <draw:control draw:style-name="gr1" draw:text-style-name="P2" draw:layer="controls" svg:width="1.65cm" svg:height="0.6cm" svg:x="14.5cm" svg:y="18.4cm" draw:control="control192"/>
        <draw:control draw:style-name="gr1" draw:text-style-name="P2" draw:layer="controls" svg:width="1.4cm" svg:height="0.6cm" svg:x="16.25cm" svg:y="18.4cm" draw:control="control193"/>
        <draw:control draw:style-name="gr1" draw:text-style-name="P3" draw:layer="controls" svg:width="2.65cm" svg:height="0.6cm" svg:x="17.9cm" svg:y="18.4cm" draw:control="control194"/>
        <draw:control draw:style-name="gr1" draw:text-style-name="P2" draw:layer="controls" svg:width="3.5cm" svg:height="0.6cm" svg:x="0.75cm" svg:y="17.8cm" draw:control="control195"/>
        <draw:control draw:style-name="gr1" draw:text-style-name="P2" draw:layer="controls" svg:width="1.95cm" svg:height="0.6cm" svg:x="4.5cm" svg:y="17.8cm" draw:control="control196"/>
        <draw:control draw:style-name="gr1" draw:text-style-name="P2" draw:layer="controls" svg:width="4cm" svg:height="0.6cm" svg:x="6.75cm" svg:y="17.8cm" draw:control="control197"/>
        <draw:control draw:style-name="gr1" draw:text-style-name="P2" draw:layer="controls" svg:width="1.55cm" svg:height="0.6cm" svg:x="11cm" svg:y="17.8cm" draw:control="control198"/>
        <draw:control draw:style-name="gr1" draw:text-style-name="P2" draw:layer="controls" svg:width="1.6cm" svg:height="0.6cm" svg:x="12.75cm" svg:y="17.8cm" draw:control="control199"/>
        <draw:control draw:style-name="gr1" draw:text-style-name="P2" draw:layer="controls" svg:width="1.65cm" svg:height="0.6cm" svg:x="14.5cm" svg:y="17.8cm" draw:control="control200"/>
        <draw:control draw:style-name="gr1" draw:text-style-name="P2" draw:layer="controls" svg:width="1.4cm" svg:height="0.6cm" svg:x="16.25cm" svg:y="17.8cm" draw:control="control201"/>
        <draw:control draw:style-name="gr1" draw:text-style-name="P3" draw:layer="controls" svg:width="2.65cm" svg:height="0.6cm" svg:x="17.9cm" svg:y="17.8cm" draw:control="control202"/>
        <draw:control draw:style-name="gr1" draw:text-style-name="P2" draw:layer="controls" svg:width="3.5cm" svg:height="0.6cm" svg:x="0.75cm" svg:y="18.4cm" draw:control="control203"/>
        <draw:control draw:style-name="gr1" draw:text-style-name="P2" draw:layer="controls" svg:width="1.95cm" svg:height="0.6cm" svg:x="4.5cm" svg:y="18.4cm" draw:control="control204"/>
        <draw:control draw:style-name="gr1" draw:text-style-name="P2" draw:layer="controls" svg:width="4cm" svg:height="0.6cm" svg:x="6.75cm" svg:y="18.4cm" draw:control="control205"/>
        <draw:control draw:style-name="gr1" draw:text-style-name="P2" draw:layer="controls" svg:width="1.55cm" svg:height="0.6cm" svg:x="11cm" svg:y="18.4cm" draw:control="control206"/>
        <draw:control draw:style-name="gr1" draw:text-style-name="P2" draw:layer="controls" svg:width="1.6cm" svg:height="0.6cm" svg:x="12.75cm" svg:y="18.4cm" draw:control="control207"/>
        <draw:control draw:style-name="gr1" draw:text-style-name="P2" draw:layer="controls" svg:width="1.65cm" svg:height="0.6cm" svg:x="14.5cm" svg:y="18.4cm" draw:control="control208"/>
        <draw:control draw:style-name="gr1" draw:text-style-name="P2" draw:layer="controls" svg:width="1.4cm" svg:height="0.6cm" svg:x="16.25cm" svg:y="18.4cm" draw:control="control209"/>
        <draw:control draw:style-name="gr1" draw:text-style-name="P3" draw:layer="controls" svg:width="2.65cm" svg:height="0.6cm" svg:x="17.9cm" svg:y="18.4cm" draw:control="control210"/>
        <draw:control draw:style-name="gr1" draw:text-style-name="P2" draw:layer="controls" svg:width="3.5cm" svg:height="0.6cm" svg:x="0.75cm" svg:y="17.8cm" draw:control="control211"/>
        <draw:control draw:style-name="gr1" draw:text-style-name="P2" draw:layer="controls" svg:width="1.95cm" svg:height="0.6cm" svg:x="4.5cm" svg:y="17.8cm" draw:control="control212"/>
        <draw:control draw:style-name="gr1" draw:text-style-name="P2" draw:layer="controls" svg:width="4cm" svg:height="0.6cm" svg:x="6.75cm" svg:y="17.8cm" draw:control="control213"/>
        <draw:control draw:style-name="gr1" draw:text-style-name="P2" draw:layer="controls" svg:width="1.55cm" svg:height="0.6cm" svg:x="11cm" svg:y="17.8cm" draw:control="control214"/>
        <draw:control draw:style-name="gr1" draw:text-style-name="P2" draw:layer="controls" svg:width="1.6cm" svg:height="0.6cm" svg:x="12.75cm" svg:y="17.8cm" draw:control="control215"/>
        <draw:control draw:style-name="gr1" draw:text-style-name="P2" draw:layer="controls" svg:width="1.65cm" svg:height="0.6cm" svg:x="14.5cm" svg:y="17.8cm" draw:control="control216"/>
        <draw:control draw:style-name="gr1" draw:text-style-name="P2" draw:layer="controls" svg:width="1.4cm" svg:height="0.6cm" svg:x="16.25cm" svg:y="17.8cm" draw:control="control217"/>
        <draw:control draw:style-name="gr1" draw:text-style-name="P3" draw:layer="controls" svg:width="2.65cm" svg:height="0.6cm" svg:x="17.9cm" svg:y="17.8cm" draw:control="control218"/>
        <draw:control draw:style-name="gr1" draw:text-style-name="P2" draw:layer="controls" svg:width="3.5cm" svg:height="0.6cm" svg:x="0.75cm" svg:y="18.4cm" draw:control="control219"/>
        <draw:control draw:style-name="gr1" draw:text-style-name="P2" draw:layer="controls" svg:width="1.95cm" svg:height="0.6cm" svg:x="4.5cm" svg:y="18.4cm" draw:control="control220"/>
        <draw:control draw:style-name="gr1" draw:text-style-name="P2" draw:layer="controls" svg:width="4cm" svg:height="0.6cm" svg:x="6.75cm" svg:y="18.4cm" draw:control="control221"/>
        <draw:control draw:style-name="gr1" draw:text-style-name="P2" draw:layer="controls" svg:width="1.55cm" svg:height="0.6cm" svg:x="11cm" svg:y="18.4cm" draw:control="control222"/>
        <draw:control draw:style-name="gr1" draw:text-style-name="P2" draw:layer="controls" svg:width="1.6cm" svg:height="0.6cm" svg:x="12.75cm" svg:y="18.4cm" draw:control="control223"/>
        <draw:control draw:style-name="gr1" draw:text-style-name="P2" draw:layer="controls" svg:width="1.65cm" svg:height="0.6cm" svg:x="14.5cm" svg:y="18.4cm" draw:control="control224"/>
        <draw:control draw:style-name="gr1" draw:text-style-name="P2" draw:layer="controls" svg:width="1.4cm" svg:height="0.6cm" svg:x="16.25cm" svg:y="18.4cm" draw:control="control225"/>
        <draw:control draw:style-name="gr1" draw:text-style-name="P3" draw:layer="controls" svg:width="2.65cm" svg:height="0.6cm" svg:x="17.9cm" svg:y="18.4cm" draw:control="control226"/>
        <draw:control draw:style-name="gr1" draw:text-style-name="P2" draw:layer="controls" svg:width="3.5cm" svg:height="0.6cm" svg:x="0.75cm" svg:y="17.8cm" draw:control="control227"/>
        <draw:control draw:style-name="gr1" draw:text-style-name="P2" draw:layer="controls" svg:width="1.95cm" svg:height="0.6cm" svg:x="4.5cm" svg:y="17.8cm" draw:control="control228"/>
        <draw:control draw:style-name="gr1" draw:text-style-name="P2" draw:layer="controls" svg:width="4cm" svg:height="0.6cm" svg:x="6.75cm" svg:y="17.8cm" draw:control="control229"/>
        <draw:control draw:style-name="gr1" draw:text-style-name="P2" draw:layer="controls" svg:width="1.55cm" svg:height="0.6cm" svg:x="11cm" svg:y="17.8cm" draw:control="control230"/>
        <draw:control draw:style-name="gr1" draw:text-style-name="P2" draw:layer="controls" svg:width="1.6cm" svg:height="0.6cm" svg:x="12.75cm" svg:y="17.8cm" draw:control="control231"/>
        <draw:control draw:style-name="gr1" draw:text-style-name="P2" draw:layer="controls" svg:width="1.65cm" svg:height="0.6cm" svg:x="14.5cm" svg:y="17.8cm" draw:control="control232"/>
        <draw:control draw:style-name="gr1" draw:text-style-name="P2" draw:layer="controls" svg:width="1.4cm" svg:height="0.6cm" svg:x="16.25cm" svg:y="17.8cm" draw:control="control233"/>
        <draw:control draw:style-name="gr1" draw:text-style-name="P3" draw:layer="controls" svg:width="2.65cm" svg:height="0.6cm" svg:x="17.9cm" svg:y="17.8cm" draw:control="control234"/>
        <draw:control draw:style-name="gr1" draw:text-style-name="P2" draw:layer="controls" svg:width="3.5cm" svg:height="0.6cm" svg:x="0.75cm" svg:y="18.4cm" draw:control="control235"/>
        <draw:control draw:style-name="gr1" draw:text-style-name="P2" draw:layer="controls" svg:width="1.95cm" svg:height="0.6cm" svg:x="4.5cm" svg:y="18.4cm" draw:control="control236"/>
        <draw:control draw:style-name="gr1" draw:text-style-name="P2" draw:layer="controls" svg:width="4cm" svg:height="0.6cm" svg:x="6.75cm" svg:y="18.4cm" draw:control="control237"/>
        <draw:control draw:style-name="gr1" draw:text-style-name="P2" draw:layer="controls" svg:width="1.55cm" svg:height="0.6cm" svg:x="11cm" svg:y="18.4cm" draw:control="control238"/>
        <draw:control draw:style-name="gr1" draw:text-style-name="P2" draw:layer="controls" svg:width="1.6cm" svg:height="0.6cm" svg:x="12.75cm" svg:y="18.4cm" draw:control="control239"/>
        <draw:control draw:style-name="gr1" draw:text-style-name="P2" draw:layer="controls" svg:width="1.65cm" svg:height="0.6cm" svg:x="14.5cm" svg:y="18.4cm" draw:control="control240"/>
        <draw:control draw:style-name="gr1" draw:text-style-name="P2" draw:layer="controls" svg:width="1.4cm" svg:height="0.6cm" svg:x="16.25cm" svg:y="18.4cm" draw:control="control241"/>
        <draw:control draw:style-name="gr1" draw:text-style-name="P3" draw:layer="controls" svg:width="2.65cm" svg:height="0.6cm" svg:x="17.9cm" svg:y="18.4cm" draw:control="control242"/>
        <draw:control draw:style-name="gr1" draw:text-style-name="P2" draw:layer="controls" svg:width="3.5cm" svg:height="0.6cm" svg:x="0.75cm" svg:y="17.8cm" draw:control="control243"/>
        <draw:control draw:style-name="gr1" draw:text-style-name="P2" draw:layer="controls" svg:width="1.95cm" svg:height="0.6cm" svg:x="4.5cm" svg:y="17.8cm" draw:control="control244"/>
        <draw:control draw:style-name="gr1" draw:text-style-name="P2" draw:layer="controls" svg:width="4cm" svg:height="0.6cm" svg:x="6.75cm" svg:y="17.8cm" draw:control="control245"/>
        <draw:control draw:style-name="gr1" draw:text-style-name="P2" draw:layer="controls" svg:width="1.55cm" svg:height="0.6cm" svg:x="11cm" svg:y="17.8cm" draw:control="control246"/>
        <draw:control draw:style-name="gr1" draw:text-style-name="P2" draw:layer="controls" svg:width="1.6cm" svg:height="0.6cm" svg:x="12.75cm" svg:y="17.8cm" draw:control="control247"/>
        <draw:control draw:style-name="gr1" draw:text-style-name="P2" draw:layer="controls" svg:width="1.65cm" svg:height="0.6cm" svg:x="14.5cm" svg:y="17.8cm" draw:control="control248"/>
        <draw:control draw:style-name="gr1" draw:text-style-name="P2" draw:layer="controls" svg:width="1.4cm" svg:height="0.6cm" svg:x="16.25cm" svg:y="17.8cm" draw:control="control249"/>
        <draw:control draw:style-name="gr1" draw:text-style-name="P3" draw:layer="controls" svg:width="2.65cm" svg:height="0.6cm" svg:x="17.9cm" svg:y="17.8cm" draw:control="control250"/>
        <draw:control draw:style-name="gr1" draw:text-style-name="P2" draw:layer="controls" svg:width="3.5cm" svg:height="0.6cm" svg:x="0.75cm" svg:y="18.4cm" draw:control="control251"/>
        <draw:control draw:style-name="gr1" draw:text-style-name="P2" draw:layer="controls" svg:width="1.95cm" svg:height="0.6cm" svg:x="4.5cm" svg:y="18.4cm" draw:control="control252"/>
        <draw:control draw:style-name="gr1" draw:text-style-name="P2" draw:layer="controls" svg:width="4cm" svg:height="0.6cm" svg:x="6.75cm" svg:y="18.4cm" draw:control="control253"/>
        <draw:control draw:style-name="gr1" draw:text-style-name="P2" draw:layer="controls" svg:width="1.55cm" svg:height="0.6cm" svg:x="11cm" svg:y="18.4cm" draw:control="control254"/>
        <draw:control draw:style-name="gr1" draw:text-style-name="P2" draw:layer="controls" svg:width="1.6cm" svg:height="0.6cm" svg:x="12.75cm" svg:y="18.4cm" draw:control="control255"/>
        <draw:control draw:style-name="gr1" draw:text-style-name="P2" draw:layer="controls" svg:width="1.65cm" svg:height="0.6cm" svg:x="14.5cm" svg:y="18.4cm" draw:control="control256"/>
        <draw:control draw:style-name="gr1" draw:text-style-name="P2" draw:layer="controls" svg:width="1.4cm" svg:height="0.6cm" svg:x="16.25cm" svg:y="18.4cm" draw:control="control257"/>
        <draw:control draw:style-name="gr1" draw:text-style-name="P3" draw:layer="controls" svg:width="2.65cm" svg:height="0.6cm" svg:x="17.9cm" svg:y="18.4cm" draw:control="control258"/>
        <draw:control draw:style-name="gr1" draw:text-style-name="P2" draw:layer="controls" svg:width="3.5cm" svg:height="0.6cm" svg:x="0.75cm" svg:y="17.8cm" draw:control="control259"/>
        <draw:control draw:style-name="gr1" draw:text-style-name="P2" draw:layer="controls" svg:width="1.95cm" svg:height="0.6cm" svg:x="4.5cm" svg:y="17.8cm" draw:control="control260"/>
        <draw:control draw:style-name="gr1" draw:text-style-name="P2" draw:layer="controls" svg:width="4cm" svg:height="0.6cm" svg:x="6.75cm" svg:y="17.8cm" draw:control="control261"/>
        <draw:control draw:style-name="gr1" draw:text-style-name="P2" draw:layer="controls" svg:width="1.55cm" svg:height="0.6cm" svg:x="11cm" svg:y="17.8cm" draw:control="control262"/>
        <draw:control draw:style-name="gr1" draw:text-style-name="P2" draw:layer="controls" svg:width="1.6cm" svg:height="0.6cm" svg:x="12.75cm" svg:y="17.8cm" draw:control="control263"/>
        <draw:control draw:style-name="gr1" draw:text-style-name="P2" draw:layer="controls" svg:width="1.65cm" svg:height="0.6cm" svg:x="14.5cm" svg:y="17.8cm" draw:control="control264"/>
        <draw:control draw:style-name="gr1" draw:text-style-name="P2" draw:layer="controls" svg:width="1.4cm" svg:height="0.6cm" svg:x="16.25cm" svg:y="17.8cm" draw:control="control265"/>
        <draw:control draw:style-name="gr1" draw:text-style-name="P3" draw:layer="controls" svg:width="2.65cm" svg:height="0.6cm" svg:x="17.9cm" svg:y="17.8cm" draw:control="control266"/>
        <draw:control draw:style-name="gr1" draw:text-style-name="P2" draw:layer="controls" svg:width="3.5cm" svg:height="0.6cm" svg:x="0.75cm" svg:y="18.4cm" draw:control="control267"/>
        <draw:control draw:style-name="gr1" draw:text-style-name="P2" draw:layer="controls" svg:width="1.95cm" svg:height="0.6cm" svg:x="4.5cm" svg:y="18.4cm" draw:control="control268"/>
        <draw:control draw:style-name="gr1" draw:text-style-name="P2" draw:layer="controls" svg:width="4cm" svg:height="0.6cm" svg:x="6.75cm" svg:y="18.4cm" draw:control="control269"/>
        <draw:control draw:style-name="gr1" draw:text-style-name="P2" draw:layer="controls" svg:width="1.55cm" svg:height="0.6cm" svg:x="11cm" svg:y="18.4cm" draw:control="control270"/>
        <draw:control draw:style-name="gr1" draw:text-style-name="P2" draw:layer="controls" svg:width="1.6cm" svg:height="0.6cm" svg:x="12.75cm" svg:y="18.4cm" draw:control="control271"/>
        <draw:control draw:style-name="gr1" draw:text-style-name="P2" draw:layer="controls" svg:width="1.65cm" svg:height="0.6cm" svg:x="14.5cm" svg:y="18.4cm" draw:control="control272"/>
        <draw:control draw:style-name="gr1" draw:text-style-name="P2" draw:layer="controls" svg:width="1.4cm" svg:height="0.6cm" svg:x="16.25cm" svg:y="18.4cm" draw:control="control273"/>
        <draw:control draw:style-name="gr1" draw:text-style-name="P3" draw:layer="controls" svg:width="2.65cm" svg:height="0.6cm" svg:x="17.9cm" svg:y="18.4cm" draw:control="control274"/>
        <draw:control draw:style-name="gr1" draw:text-style-name="P2" draw:layer="controls" svg:width="3.5cm" svg:height="0.6cm" svg:x="0.75cm" svg:y="19cm" draw:control="control275"/>
        <draw:control draw:style-name="gr1" draw:text-style-name="P2" draw:layer="controls" svg:width="1.95cm" svg:height="0.6cm" svg:x="4.5cm" svg:y="19cm" draw:control="control276"/>
        <draw:control draw:style-name="gr1" draw:text-style-name="P2" draw:layer="controls" svg:width="4cm" svg:height="0.6cm" svg:x="6.75cm" svg:y="19cm" draw:control="control277"/>
        <draw:control draw:style-name="gr1" draw:text-style-name="P2" draw:layer="controls" svg:width="1.55cm" svg:height="0.6cm" svg:x="11cm" svg:y="19cm" draw:control="control278"/>
        <draw:control draw:style-name="gr1" draw:text-style-name="P2" draw:layer="controls" svg:width="1.6cm" svg:height="0.6cm" svg:x="12.75cm" svg:y="19cm" draw:control="control279"/>
        <draw:control draw:style-name="gr1" draw:text-style-name="P2" draw:layer="controls" svg:width="1.65cm" svg:height="0.6cm" svg:x="14.5cm" svg:y="19cm" draw:control="control280"/>
        <draw:control draw:style-name="gr1" draw:text-style-name="P2" draw:layer="controls" svg:width="1.4cm" svg:height="0.6cm" svg:x="16.25cm" svg:y="19cm" draw:control="control281"/>
        <draw:control draw:style-name="gr1" draw:text-style-name="P3" draw:layer="controls" svg:width="2.65cm" svg:height="0.6cm" svg:x="17.9cm" svg:y="19cm" draw:control="control282"/>
        <draw:control draw:style-name="gr1" draw:text-style-name="P2" draw:layer="controls" svg:width="3.5cm" svg:height="0.6cm" svg:x="0.75cm" svg:y="19.6cm" draw:control="control283"/>
        <draw:control draw:style-name="gr1" draw:text-style-name="P2" draw:layer="controls" svg:width="1.95cm" svg:height="0.6cm" svg:x="4.5cm" svg:y="19.6cm" draw:control="control284"/>
        <draw:control draw:style-name="gr1" draw:text-style-name="P2" draw:layer="controls" svg:width="4cm" svg:height="0.6cm" svg:x="6.75cm" svg:y="19.6cm" draw:control="control285"/>
        <draw:control draw:style-name="gr1" draw:text-style-name="P2" draw:layer="controls" svg:width="1.55cm" svg:height="0.6cm" svg:x="11cm" svg:y="19.6cm" draw:control="control286"/>
        <draw:control draw:style-name="gr1" draw:text-style-name="P2" draw:layer="controls" svg:width="1.6cm" svg:height="0.6cm" svg:x="12.75cm" svg:y="19.6cm" draw:control="control287"/>
        <draw:control draw:style-name="gr1" draw:text-style-name="P2" draw:layer="controls" svg:width="1.65cm" svg:height="0.6cm" svg:x="14.5cm" svg:y="19.6cm" draw:control="control288"/>
        <draw:control draw:style-name="gr1" draw:text-style-name="P2" draw:layer="controls" svg:width="1.4cm" svg:height="0.6cm" svg:x="16.25cm" svg:y="19.6cm" draw:control="control289"/>
        <draw:control draw:style-name="gr1" draw:text-style-name="P3" draw:layer="controls" svg:width="2.65cm" svg:height="0.6cm" svg:x="17.9cm" svg:y="19.6cm" draw:control="control290"/>
        <draw:control draw:style-name="gr1" draw:text-style-name="P2" draw:layer="controls" svg:width="3.5cm" svg:height="0.6cm" svg:x="0.75cm" svg:y="20.2cm" draw:control="control291"/>
        <draw:control draw:style-name="gr1" draw:text-style-name="P2" draw:layer="controls" svg:width="1.95cm" svg:height="0.6cm" svg:x="4.5cm" svg:y="20.2cm" draw:control="control292"/>
        <draw:control draw:style-name="gr1" draw:text-style-name="P2" draw:layer="controls" svg:width="4cm" svg:height="0.6cm" svg:x="6.75cm" svg:y="20.2cm" draw:control="control293"/>
        <draw:control draw:style-name="gr1" draw:text-style-name="P2" draw:layer="controls" svg:width="1.55cm" svg:height="0.6cm" svg:x="11cm" svg:y="20.2cm" draw:control="control294"/>
        <draw:control draw:style-name="gr1" draw:text-style-name="P2" draw:layer="controls" svg:width="1.6cm" svg:height="0.6cm" svg:x="12.75cm" svg:y="20.2cm" draw:control="control295"/>
        <draw:control draw:style-name="gr1" draw:text-style-name="P2" draw:layer="controls" svg:width="1.65cm" svg:height="0.6cm" svg:x="14.5cm" svg:y="20.2cm" draw:control="control296"/>
        <draw:control draw:style-name="gr1" draw:text-style-name="P2" draw:layer="controls" svg:width="1.4cm" svg:height="0.6cm" svg:x="16.25cm" svg:y="20.2cm" draw:control="control297"/>
        <draw:control draw:style-name="gr1" draw:text-style-name="P3" draw:layer="controls" svg:width="2.65cm" svg:height="0.6cm" svg:x="17.9cm" svg:y="20.2cm" draw:control="control298"/>
        <draw:control draw:style-name="gr1" draw:text-style-name="P2" draw:layer="controls" svg:width="1.95cm" svg:height="0.6cm" svg:x="4.5cm" svg:y="20.8cm" draw:control="control299"/>
        <draw:control draw:style-name="gr1" draw:text-style-name="P2" draw:layer="controls" svg:width="4cm" svg:height="0.6cm" svg:x="6.75cm" svg:y="20.8cm" draw:control="control300"/>
        <draw:control draw:style-name="gr1" draw:text-style-name="P2" draw:layer="controls" svg:width="1.55cm" svg:height="0.6cm" svg:x="11cm" svg:y="20.8cm" draw:control="control301"/>
        <draw:control draw:style-name="gr1" draw:text-style-name="P2" draw:layer="controls" svg:width="1.6cm" svg:height="0.6cm" svg:x="12.75cm" svg:y="20.8cm" draw:control="control302"/>
        <draw:control draw:style-name="gr1" draw:text-style-name="P2" draw:layer="controls" svg:width="1.65cm" svg:height="0.6cm" svg:x="14.5cm" svg:y="20.8cm" draw:control="control303"/>
        <draw:control draw:style-name="gr1" draw:text-style-name="P2" draw:layer="controls" svg:width="1.4cm" svg:height="0.6cm" svg:x="16.25cm" svg:y="20.8cm" draw:control="control304"/>
        <draw:control draw:style-name="gr1" draw:text-style-name="P3" draw:layer="controls" svg:width="2.65cm" svg:height="0.6cm" svg:x="17.9cm" svg:y="20.8cm" draw:control="control305"/>
        <draw:control draw:style-name="gr1" draw:text-style-name="P2" draw:layer="controls" svg:width="3.5cm" svg:height="0.6cm" svg:x="0.75cm" svg:y="21.4cm" draw:control="control306"/>
        <draw:control draw:style-name="gr1" draw:text-style-name="P2" draw:layer="controls" svg:width="1.95cm" svg:height="0.6cm" svg:x="4.5cm" svg:y="21.4cm" draw:control="control307"/>
        <draw:control draw:style-name="gr1" draw:text-style-name="P2" draw:layer="controls" svg:width="4cm" svg:height="0.6cm" svg:x="6.75cm" svg:y="21.4cm" draw:control="control308"/>
        <draw:control draw:style-name="gr1" draw:text-style-name="P2" draw:layer="controls" svg:width="1.55cm" svg:height="0.6cm" svg:x="11cm" svg:y="21.4cm" draw:control="control309"/>
        <draw:control draw:style-name="gr1" draw:text-style-name="P2" draw:layer="controls" svg:width="1.6cm" svg:height="0.6cm" svg:x="12.75cm" svg:y="21.4cm" draw:control="control310"/>
        <draw:control draw:style-name="gr1" draw:text-style-name="P2" draw:layer="controls" svg:width="1.65cm" svg:height="0.6cm" svg:x="14.5cm" svg:y="21.4cm" draw:control="control311"/>
        <draw:control draw:style-name="gr1" draw:text-style-name="P2" draw:layer="controls" svg:width="1.4cm" svg:height="0.6cm" svg:x="16.25cm" svg:y="21.4cm" draw:control="control312"/>
        <draw:control draw:style-name="gr1" draw:text-style-name="P3" draw:layer="controls" svg:width="2.65cm" svg:height="0.6cm" svg:x="17.9cm" svg:y="21.4cm" draw:control="control313"/>
        <draw:control draw:style-name="gr1" draw:text-style-name="P2" draw:layer="controls" svg:width="3.5cm" svg:height="0.6cm" svg:x="0.75cm" svg:y="22cm" draw:control="control314"/>
        <draw:control draw:style-name="gr1" draw:text-style-name="P2" draw:layer="controls" svg:width="1.95cm" svg:height="0.6cm" svg:x="4.5cm" svg:y="22cm" draw:control="control315"/>
        <draw:control draw:style-name="gr1" draw:text-style-name="P2" draw:layer="controls" svg:width="4cm" svg:height="0.6cm" svg:x="6.75cm" svg:y="22cm" draw:control="control316"/>
        <draw:control draw:style-name="gr1" draw:text-style-name="P2" draw:layer="controls" svg:width="1.55cm" svg:height="0.6cm" svg:x="11cm" svg:y="22cm" draw:control="control317"/>
        <draw:control draw:style-name="gr1" draw:text-style-name="P2" draw:layer="controls" svg:width="1.6cm" svg:height="0.6cm" svg:x="12.75cm" svg:y="22cm" draw:control="control318"/>
        <draw:control draw:style-name="gr1" draw:text-style-name="P2" draw:layer="controls" svg:width="1.65cm" svg:height="0.6cm" svg:x="14.5cm" svg:y="22cm" draw:control="control319"/>
        <draw:control draw:style-name="gr1" draw:text-style-name="P2" draw:layer="controls" svg:width="1.4cm" svg:height="0.6cm" svg:x="16.25cm" svg:y="22cm" draw:control="control320"/>
        <draw:control draw:style-name="gr1" draw:text-style-name="P3" draw:layer="controls" svg:width="2.65cm" svg:height="0.6cm" svg:x="17.9cm" svg:y="22cm" draw:control="control321"/>
        <draw:control draw:style-name="gr1" draw:text-style-name="P2" draw:layer="controls" svg:width="3.5cm" svg:height="0.6cm" svg:x="0.75cm" svg:y="21.4cm" draw:control="control322"/>
        <draw:control draw:style-name="gr1" draw:text-style-name="P2" draw:layer="controls" svg:width="1.95cm" svg:height="0.6cm" svg:x="4.5cm" svg:y="21.4cm" draw:control="control323"/>
        <draw:control draw:style-name="gr1" draw:text-style-name="P2" draw:layer="controls" svg:width="4cm" svg:height="0.6cm" svg:x="6.75cm" svg:y="21.4cm" draw:control="control324"/>
        <draw:control draw:style-name="gr1" draw:text-style-name="P2" draw:layer="controls" svg:width="1.55cm" svg:height="0.6cm" svg:x="11cm" svg:y="21.4cm" draw:control="control325"/>
        <draw:control draw:style-name="gr1" draw:text-style-name="P2" draw:layer="controls" svg:width="1.6cm" svg:height="0.6cm" svg:x="12.75cm" svg:y="21.4cm" draw:control="control326"/>
        <draw:control draw:style-name="gr1" draw:text-style-name="P2" draw:layer="controls" svg:width="1.65cm" svg:height="0.6cm" svg:x="14.5cm" svg:y="21.4cm" draw:control="control327"/>
        <draw:control draw:style-name="gr1" draw:text-style-name="P2" draw:layer="controls" svg:width="1.4cm" svg:height="0.6cm" svg:x="16.25cm" svg:y="21.4cm" draw:control="control328"/>
        <draw:control draw:style-name="gr1" draw:text-style-name="P3" draw:layer="controls" svg:width="2.65cm" svg:height="0.6cm" svg:x="17.9cm" svg:y="21.4cm" draw:control="control329"/>
        <draw:control draw:style-name="gr1" draw:text-style-name="P2" draw:layer="controls" svg:width="3.5cm" svg:height="0.6cm" svg:x="0.75cm" svg:y="22cm" draw:control="control330"/>
        <draw:control draw:style-name="gr1" draw:text-style-name="P2" draw:layer="controls" svg:width="1.95cm" svg:height="0.6cm" svg:x="4.5cm" svg:y="22cm" draw:control="control331"/>
        <draw:control draw:style-name="gr1" draw:text-style-name="P2" draw:layer="controls" svg:width="4cm" svg:height="0.6cm" svg:x="6.75cm" svg:y="22cm" draw:control="control332"/>
        <draw:control draw:style-name="gr1" draw:text-style-name="P2" draw:layer="controls" svg:width="1.55cm" svg:height="0.6cm" svg:x="11cm" svg:y="22cm" draw:control="control333"/>
        <draw:control draw:style-name="gr1" draw:text-style-name="P2" draw:layer="controls" svg:width="1.6cm" svg:height="0.6cm" svg:x="12.75cm" svg:y="22cm" draw:control="control334"/>
        <draw:control draw:style-name="gr1" draw:text-style-name="P2" draw:layer="controls" svg:width="1.65cm" svg:height="0.6cm" svg:x="14.5cm" svg:y="22cm" draw:control="control335"/>
        <draw:control draw:style-name="gr1" draw:text-style-name="P2" draw:layer="controls" svg:width="1.4cm" svg:height="0.6cm" svg:x="16.25cm" svg:y="22cm" draw:control="control336"/>
        <draw:control draw:style-name="gr1" draw:text-style-name="P3" draw:layer="controls" svg:width="2.65cm" svg:height="0.6cm" svg:x="17.9cm" svg:y="22cm" draw:control="control337"/>
        <draw:control draw:style-name="gr1" draw:text-style-name="P2" draw:layer="controls" svg:width="3.5cm" svg:height="0.6cm" svg:x="0.75cm" svg:y="21.4cm" draw:control="control338"/>
        <draw:control draw:style-name="gr1" draw:text-style-name="P2" draw:layer="controls" svg:width="1.95cm" svg:height="0.6cm" svg:x="4.5cm" svg:y="21.4cm" draw:control="control339"/>
        <draw:control draw:style-name="gr1" draw:text-style-name="P2" draw:layer="controls" svg:width="4cm" svg:height="0.6cm" svg:x="6.75cm" svg:y="21.4cm" draw:control="control340"/>
        <draw:control draw:style-name="gr1" draw:text-style-name="P2" draw:layer="controls" svg:width="1.55cm" svg:height="0.6cm" svg:x="11cm" svg:y="21.4cm" draw:control="control341"/>
        <draw:control draw:style-name="gr1" draw:text-style-name="P2" draw:layer="controls" svg:width="1.6cm" svg:height="0.6cm" svg:x="12.75cm" svg:y="21.4cm" draw:control="control342"/>
        <draw:control draw:style-name="gr1" draw:text-style-name="P2" draw:layer="controls" svg:width="1.65cm" svg:height="0.6cm" svg:x="14.5cm" svg:y="21.4cm" draw:control="control343"/>
        <draw:control draw:style-name="gr1" draw:text-style-name="P2" draw:layer="controls" svg:width="1.4cm" svg:height="0.6cm" svg:x="16.25cm" svg:y="21.4cm" draw:control="control344"/>
        <draw:control draw:style-name="gr1" draw:text-style-name="P3" draw:layer="controls" svg:width="2.65cm" svg:height="0.6cm" svg:x="17.9cm" svg:y="21.4cm" draw:control="control345"/>
        <draw:control draw:style-name="gr1" draw:text-style-name="P2" draw:layer="controls" svg:width="3.5cm" svg:height="0.6cm" svg:x="0.75cm" svg:y="22cm" draw:control="control346"/>
        <draw:control draw:style-name="gr1" draw:text-style-name="P2" draw:layer="controls" svg:width="1.95cm" svg:height="0.6cm" svg:x="4.5cm" svg:y="22cm" draw:control="control347"/>
        <draw:control draw:style-name="gr1" draw:text-style-name="P2" draw:layer="controls" svg:width="4cm" svg:height="0.6cm" svg:x="6.75cm" svg:y="22cm" draw:control="control348"/>
        <draw:control draw:style-name="gr1" draw:text-style-name="P2" draw:layer="controls" svg:width="1.55cm" svg:height="0.6cm" svg:x="11cm" svg:y="22cm" draw:control="control349"/>
        <draw:control draw:style-name="gr1" draw:text-style-name="P2" draw:layer="controls" svg:width="1.6cm" svg:height="0.6cm" svg:x="12.75cm" svg:y="22cm" draw:control="control350"/>
        <draw:control draw:style-name="gr1" draw:text-style-name="P2" draw:layer="controls" svg:width="1.65cm" svg:height="0.6cm" svg:x="14.5cm" svg:y="22cm" draw:control="control351"/>
        <draw:control draw:style-name="gr1" draw:text-style-name="P2" draw:layer="controls" svg:width="1.4cm" svg:height="0.6cm" svg:x="16.25cm" svg:y="22cm" draw:control="control352"/>
        <draw:control draw:style-name="gr1" draw:text-style-name="P3" draw:layer="controls" svg:width="2.65cm" svg:height="0.6cm" svg:x="17.9cm" svg:y="22cm" draw:control="control353"/>
        <draw:control draw:style-name="gr1" draw:text-style-name="P2" draw:layer="controls" svg:width="3.5cm" svg:height="0.6cm" svg:x="0.75cm" svg:y="21.4cm" draw:control="control354"/>
        <draw:control draw:style-name="gr1" draw:text-style-name="P2" draw:layer="controls" svg:width="1.95cm" svg:height="0.6cm" svg:x="4.5cm" svg:y="21.4cm" draw:control="control355"/>
        <draw:control draw:style-name="gr1" draw:text-style-name="P2" draw:layer="controls" svg:width="4cm" svg:height="0.6cm" svg:x="6.75cm" svg:y="21.4cm" draw:control="control356"/>
        <draw:control draw:style-name="gr1" draw:text-style-name="P2" draw:layer="controls" svg:width="1.55cm" svg:height="0.6cm" svg:x="11cm" svg:y="21.4cm" draw:control="control357"/>
        <draw:control draw:style-name="gr1" draw:text-style-name="P2" draw:layer="controls" svg:width="1.6cm" svg:height="0.6cm" svg:x="12.75cm" svg:y="21.4cm" draw:control="control358"/>
        <draw:control draw:style-name="gr1" draw:text-style-name="P2" draw:layer="controls" svg:width="1.65cm" svg:height="0.6cm" svg:x="14.5cm" svg:y="21.4cm" draw:control="control359"/>
        <draw:control draw:style-name="gr1" draw:text-style-name="P2" draw:layer="controls" svg:width="1.4cm" svg:height="0.6cm" svg:x="16.25cm" svg:y="21.4cm" draw:control="control360"/>
        <draw:control draw:style-name="gr1" draw:text-style-name="P3" draw:layer="controls" svg:width="2.65cm" svg:height="0.6cm" svg:x="17.9cm" svg:y="21.4cm" draw:control="control361"/>
        <draw:control draw:style-name="gr1" draw:text-style-name="P2" draw:layer="controls" svg:width="3.5cm" svg:height="0.6cm" svg:x="0.75cm" svg:y="22cm" draw:control="control362"/>
        <draw:control draw:style-name="gr1" draw:text-style-name="P2" draw:layer="controls" svg:width="1.95cm" svg:height="0.6cm" svg:x="4.5cm" svg:y="22cm" draw:control="control363"/>
        <draw:control draw:style-name="gr1" draw:text-style-name="P2" draw:layer="controls" svg:width="4cm" svg:height="0.6cm" svg:x="6.75cm" svg:y="22cm" draw:control="control364"/>
        <draw:control draw:style-name="gr1" draw:text-style-name="P2" draw:layer="controls" svg:width="1.55cm" svg:height="0.6cm" svg:x="11cm" svg:y="22cm" draw:control="control365"/>
        <draw:control draw:style-name="gr1" draw:text-style-name="P2" draw:layer="controls" svg:width="1.6cm" svg:height="0.6cm" svg:x="12.75cm" svg:y="22cm" draw:control="control366"/>
        <draw:control draw:style-name="gr1" draw:text-style-name="P2" draw:layer="controls" svg:width="1.65cm" svg:height="0.6cm" svg:x="14.5cm" svg:y="22cm" draw:control="control367"/>
        <draw:control draw:style-name="gr1" draw:text-style-name="P2" draw:layer="controls" svg:width="1.4cm" svg:height="0.6cm" svg:x="16.25cm" svg:y="22cm" draw:control="control368"/>
        <draw:control draw:style-name="gr1" draw:text-style-name="P3" draw:layer="controls" svg:width="2.65cm" svg:height="0.6cm" svg:x="17.9cm" svg:y="22cm" draw:control="control369"/>
        <draw:control draw:style-name="gr1" draw:text-style-name="P2" draw:layer="controls" svg:width="3.5cm" svg:height="0.6cm" svg:x="0.75cm" svg:y="21.4cm" draw:control="control370"/>
        <draw:control draw:style-name="gr1" draw:text-style-name="P2" draw:layer="controls" svg:width="1.95cm" svg:height="0.6cm" svg:x="4.5cm" svg:y="21.4cm" draw:control="control371"/>
        <draw:control draw:style-name="gr1" draw:text-style-name="P2" draw:layer="controls" svg:width="4cm" svg:height="0.6cm" svg:x="6.75cm" svg:y="21.4cm" draw:control="control372"/>
        <draw:control draw:style-name="gr1" draw:text-style-name="P2" draw:layer="controls" svg:width="1.55cm" svg:height="0.6cm" svg:x="11cm" svg:y="21.4cm" draw:control="control373"/>
        <draw:control draw:style-name="gr1" draw:text-style-name="P2" draw:layer="controls" svg:width="1.6cm" svg:height="0.6cm" svg:x="12.75cm" svg:y="21.4cm" draw:control="control374"/>
        <draw:control draw:style-name="gr1" draw:text-style-name="P2" draw:layer="controls" svg:width="1.65cm" svg:height="0.6cm" svg:x="14.5cm" svg:y="21.4cm" draw:control="control375"/>
        <draw:control draw:style-name="gr1" draw:text-style-name="P2" draw:layer="controls" svg:width="1.4cm" svg:height="0.6cm" svg:x="16.25cm" svg:y="21.4cm" draw:control="control376"/>
        <draw:control draw:style-name="gr1" draw:text-style-name="P3" draw:layer="controls" svg:width="2.65cm" svg:height="0.6cm" svg:x="17.9cm" svg:y="21.4cm" draw:control="control377"/>
        <draw:control draw:style-name="gr1" draw:text-style-name="P2" draw:layer="controls" svg:width="3.5cm" svg:height="0.6cm" svg:x="0.75cm" svg:y="22cm" draw:control="control378"/>
        <draw:control draw:style-name="gr1" draw:text-style-name="P2" draw:layer="controls" svg:width="1.95cm" svg:height="0.6cm" svg:x="4.5cm" svg:y="22cm" draw:control="control379"/>
        <draw:control draw:style-name="gr1" draw:text-style-name="P2" draw:layer="controls" svg:width="4cm" svg:height="0.6cm" svg:x="6.75cm" svg:y="22cm" draw:control="control380"/>
        <draw:control draw:style-name="gr1" draw:text-style-name="P2" draw:layer="controls" svg:width="1.55cm" svg:height="0.6cm" svg:x="11cm" svg:y="22cm" draw:control="control381"/>
        <draw:control draw:style-name="gr1" draw:text-style-name="P2" draw:layer="controls" svg:width="1.6cm" svg:height="0.6cm" svg:x="12.75cm" svg:y="22cm" draw:control="control382"/>
        <draw:control draw:style-name="gr1" draw:text-style-name="P2" draw:layer="controls" svg:width="1.65cm" svg:height="0.6cm" svg:x="14.5cm" svg:y="22cm" draw:control="control383"/>
        <draw:control draw:style-name="gr1" draw:text-style-name="P2" draw:layer="controls" svg:width="1.4cm" svg:height="0.6cm" svg:x="16.25cm" svg:y="22cm" draw:control="control384"/>
        <draw:control draw:style-name="gr1" draw:text-style-name="P3" draw:layer="controls" svg:width="2.65cm" svg:height="0.6cm" svg:x="17.9cm" svg:y="22cm" draw:control="control385"/>
        <draw:control draw:style-name="gr1" draw:text-style-name="P2" draw:layer="controls" svg:width="3.5cm" svg:height="0.6cm" svg:x="0.75cm" svg:y="21.4cm" draw:control="control386"/>
        <draw:control draw:style-name="gr1" draw:text-style-name="P2" draw:layer="controls" svg:width="1.95cm" svg:height="0.6cm" svg:x="4.5cm" svg:y="21.4cm" draw:control="control387"/>
        <draw:control draw:style-name="gr1" draw:text-style-name="P2" draw:layer="controls" svg:width="4cm" svg:height="0.6cm" svg:x="6.75cm" svg:y="21.4cm" draw:control="control388"/>
        <draw:control draw:style-name="gr1" draw:text-style-name="P2" draw:layer="controls" svg:width="1.55cm" svg:height="0.6cm" svg:x="11cm" svg:y="21.4cm" draw:control="control389"/>
        <draw:control draw:style-name="gr1" draw:text-style-name="P2" draw:layer="controls" svg:width="1.6cm" svg:height="0.6cm" svg:x="12.75cm" svg:y="21.4cm" draw:control="control390"/>
        <draw:control draw:style-name="gr1" draw:text-style-name="P2" draw:layer="controls" svg:width="1.65cm" svg:height="0.6cm" svg:x="14.5cm" svg:y="21.4cm" draw:control="control391"/>
        <draw:control draw:style-name="gr1" draw:text-style-name="P2" draw:layer="controls" svg:width="1.4cm" svg:height="0.6cm" svg:x="16.25cm" svg:y="21.4cm" draw:control="control392"/>
        <draw:control draw:style-name="gr1" draw:text-style-name="P3" draw:layer="controls" svg:width="2.65cm" svg:height="0.6cm" svg:x="17.9cm" svg:y="21.4cm" draw:control="control393"/>
        <draw:control draw:style-name="gr1" draw:text-style-name="P2" draw:layer="controls" svg:width="3.5cm" svg:height="0.6cm" svg:x="0.75cm" svg:y="22cm" draw:control="control394"/>
        <draw:control draw:style-name="gr1" draw:text-style-name="P2" draw:layer="controls" svg:width="1.95cm" svg:height="0.6cm" svg:x="4.5cm" svg:y="22cm" draw:control="control395"/>
        <draw:control draw:style-name="gr1" draw:text-style-name="P2" draw:layer="controls" svg:width="4cm" svg:height="0.6cm" svg:x="6.75cm" svg:y="22cm" draw:control="control396"/>
        <draw:control draw:style-name="gr1" draw:text-style-name="P2" draw:layer="controls" svg:width="1.55cm" svg:height="0.6cm" svg:x="11cm" svg:y="22cm" draw:control="control397"/>
        <draw:control draw:style-name="gr1" draw:text-style-name="P2" draw:layer="controls" svg:width="1.6cm" svg:height="0.6cm" svg:x="12.75cm" svg:y="22cm" draw:control="control398"/>
        <draw:control draw:style-name="gr1" draw:text-style-name="P2" draw:layer="controls" svg:width="1.65cm" svg:height="0.6cm" svg:x="14.5cm" svg:y="22cm" draw:control="control399"/>
        <draw:control draw:style-name="gr1" draw:text-style-name="P2" draw:layer="controls" svg:width="1.4cm" svg:height="0.6cm" svg:x="16.25cm" svg:y="22cm" draw:control="control400"/>
        <draw:control draw:style-name="gr1" draw:text-style-name="P3" draw:layer="controls" svg:width="2.65cm" svg:height="0.6cm" svg:x="17.9cm" svg:y="22cm" draw:control="control401"/>
        <draw:control draw:style-name="gr1" draw:text-style-name="P2" draw:layer="controls" svg:width="3.5cm" svg:height="0.6cm" svg:x="0.75cm" svg:y="21.4cm" draw:control="control402"/>
        <draw:control draw:style-name="gr1" draw:text-style-name="P2" draw:layer="controls" svg:width="1.95cm" svg:height="0.6cm" svg:x="4.5cm" svg:y="21.4cm" draw:control="control403"/>
        <draw:control draw:style-name="gr1" draw:text-style-name="P2" draw:layer="controls" svg:width="4cm" svg:height="0.6cm" svg:x="6.75cm" svg:y="21.4cm" draw:control="control404"/>
        <draw:control draw:style-name="gr1" draw:text-style-name="P2" draw:layer="controls" svg:width="1.55cm" svg:height="0.6cm" svg:x="11cm" svg:y="21.4cm" draw:control="control405"/>
        <draw:control draw:style-name="gr1" draw:text-style-name="P2" draw:layer="controls" svg:width="1.6cm" svg:height="0.6cm" svg:x="12.75cm" svg:y="21.4cm" draw:control="control406"/>
        <draw:control draw:style-name="gr1" draw:text-style-name="P2" draw:layer="controls" svg:width="1.65cm" svg:height="0.6cm" svg:x="14.5cm" svg:y="21.4cm" draw:control="control407"/>
        <draw:control draw:style-name="gr1" draw:text-style-name="P2" draw:layer="controls" svg:width="1.4cm" svg:height="0.6cm" svg:x="16.25cm" svg:y="21.4cm" draw:control="control408"/>
        <draw:control draw:style-name="gr1" draw:text-style-name="P3" draw:layer="controls" svg:width="2.65cm" svg:height="0.6cm" svg:x="17.9cm" svg:y="21.4cm" draw:control="control409"/>
        <draw:control draw:style-name="gr1" draw:text-style-name="P2" draw:layer="controls" svg:width="3.5cm" svg:height="0.6cm" svg:x="0.75cm" svg:y="22cm" draw:control="control410"/>
        <draw:control draw:style-name="gr1" draw:text-style-name="P2" draw:layer="controls" svg:width="1.95cm" svg:height="0.6cm" svg:x="4.5cm" svg:y="22cm" draw:control="control411"/>
        <draw:control draw:style-name="gr1" draw:text-style-name="P2" draw:layer="controls" svg:width="4cm" svg:height="0.6cm" svg:x="6.75cm" svg:y="22cm" draw:control="control412"/>
        <draw:control draw:style-name="gr1" draw:text-style-name="P2" draw:layer="controls" svg:width="1.55cm" svg:height="0.6cm" svg:x="11cm" svg:y="22cm" draw:control="control413"/>
        <draw:control draw:style-name="gr1" draw:text-style-name="P2" draw:layer="controls" svg:width="1.6cm" svg:height="0.6cm" svg:x="12.75cm" svg:y="22cm" draw:control="control414"/>
        <draw:control draw:style-name="gr1" draw:text-style-name="P2" draw:layer="controls" svg:width="1.65cm" svg:height="0.6cm" svg:x="14.5cm" svg:y="22cm" draw:control="control415"/>
        <draw:control draw:style-name="gr1" draw:text-style-name="P2" draw:layer="controls" svg:width="1.4cm" svg:height="0.6cm" svg:x="16.25cm" svg:y="22cm" draw:control="control416"/>
        <draw:control draw:style-name="gr1" draw:text-style-name="P3" draw:layer="controls" svg:width="2.65cm" svg:height="0.6cm" svg:x="17.9cm" svg:y="22cm" draw:control="control417"/>
        <draw:control draw:style-name="gr1" draw:text-style-name="P2" draw:layer="controls" svg:width="3.5cm" svg:height="0.6cm" svg:x="0.75cm" svg:y="22.6cm" draw:control="control418"/>
        <draw:control draw:style-name="gr1" draw:text-style-name="P2" draw:layer="controls" svg:width="1.95cm" svg:height="0.6cm" svg:x="4.5cm" svg:y="22.6cm" draw:control="control419"/>
        <draw:control draw:style-name="gr1" draw:text-style-name="P2" draw:layer="controls" svg:width="4cm" svg:height="0.6cm" svg:x="6.75cm" svg:y="22.6cm" draw:control="control420"/>
        <draw:control draw:style-name="gr1" draw:text-style-name="P2" draw:layer="controls" svg:width="1.55cm" svg:height="0.6cm" svg:x="11cm" svg:y="22.6cm" draw:control="control421"/>
        <draw:control draw:style-name="gr1" draw:text-style-name="P2" draw:layer="controls" svg:width="1.6cm" svg:height="0.6cm" svg:x="12.75cm" svg:y="22.6cm" draw:control="control422"/>
        <draw:control draw:style-name="gr1" draw:text-style-name="P2" draw:layer="controls" svg:width="1.65cm" svg:height="0.6cm" svg:x="14.5cm" svg:y="22.6cm" draw:control="control423"/>
        <draw:control draw:style-name="gr1" draw:text-style-name="P2" draw:layer="controls" svg:width="1.4cm" svg:height="0.6cm" svg:x="16.25cm" svg:y="22.6cm" draw:control="control424"/>
        <draw:control draw:style-name="gr1" draw:text-style-name="P3" draw:layer="controls" svg:width="2.65cm" svg:height="0.6cm" svg:x="17.9cm" svg:y="22.6cm" draw:control="control425"/>
        <draw:control draw:style-name="gr1" draw:text-style-name="P2" draw:layer="controls" svg:width="3.5cm" svg:height="0.6cm" svg:x="0.75cm" svg:y="23.2cm" draw:control="control426"/>
        <draw:control draw:style-name="gr1" draw:text-style-name="P2" draw:layer="controls" svg:width="1.95cm" svg:height="0.6cm" svg:x="4.5cm" svg:y="23.2cm" draw:control="control427"/>
        <draw:control draw:style-name="gr1" draw:text-style-name="P2" draw:layer="controls" svg:width="4cm" svg:height="0.6cm" svg:x="6.75cm" svg:y="23.2cm" draw:control="control428"/>
        <draw:control draw:style-name="gr1" draw:text-style-name="P2" draw:layer="controls" svg:width="1.55cm" svg:height="0.6cm" svg:x="11cm" svg:y="23.2cm" draw:control="control429"/>
        <draw:control draw:style-name="gr1" draw:text-style-name="P2" draw:layer="controls" svg:width="1.6cm" svg:height="0.6cm" svg:x="12.75cm" svg:y="23.2cm" draw:control="control430"/>
        <draw:control draw:style-name="gr1" draw:text-style-name="P2" draw:layer="controls" svg:width="1.65cm" svg:height="0.6cm" svg:x="14.5cm" svg:y="23.2cm" draw:control="control431"/>
        <draw:control draw:style-name="gr1" draw:text-style-name="P2" draw:layer="controls" svg:width="1.4cm" svg:height="0.6cm" svg:x="16.25cm" svg:y="23.2cm" draw:control="control432"/>
        <draw:control draw:style-name="gr1" draw:text-style-name="P3" draw:layer="controls" svg:width="2.65cm" svg:height="0.6cm" svg:x="17.9cm" svg:y="23.2cm" draw:control="control433"/>
        <draw:control draw:style-name="gr1" draw:text-style-name="P3" draw:layer="controls" svg:width="2.65cm" svg:height="0.6cm" svg:x="17.9cm" svg:y="24.2cm" draw:control="control434"/>
        <draw:control draw:style-name="gr1" draw:text-style-name="P2" draw:layer="controls" svg:width="3.5cm" svg:height="0.6cm" svg:x="0.75cm" svg:y="23.8cm" draw:control="control435"/>
        <draw:control draw:style-name="gr1" draw:text-style-name="P2" draw:layer="controls" svg:width="1.95cm" svg:height="0.6cm" svg:x="4.5cm" svg:y="23.8cm" draw:control="control436"/>
        <draw:control draw:style-name="gr1" draw:text-style-name="P2" draw:layer="controls" svg:width="4cm" svg:height="0.6cm" svg:x="6.75cm" svg:y="23.8cm" draw:control="control437"/>
        <draw:control draw:style-name="gr1" draw:text-style-name="P2" draw:layer="controls" svg:width="1.55cm" svg:height="0.6cm" svg:x="11cm" svg:y="23.8cm" draw:control="control438"/>
        <draw:control draw:style-name="gr1" draw:text-style-name="P2" draw:layer="controls" svg:width="1.6cm" svg:height="0.6cm" svg:x="12.75cm" svg:y="23.8cm" draw:control="control439"/>
        <draw:control draw:style-name="gr1" draw:text-style-name="P2" draw:layer="controls" svg:width="1.65cm" svg:height="0.6cm" svg:x="14.5cm" svg:y="23.8cm" draw:control="control440"/>
        <draw:control draw:style-name="gr1" draw:text-style-name="P2" draw:layer="controls" svg:width="1.4cm" svg:height="0.6cm" svg:x="16.25cm" svg:y="23.8cm" draw:control="control441"/>
        <draw:control draw:style-name="gr1" draw:text-style-name="P3" draw:layer="controls" svg:width="2.65cm" svg:height="0.6cm" svg:x="17.9cm" svg:y="23.8cm" draw:control="control442"/>
        <draw:control draw:style-name="gr1" draw:text-style-name="P2" draw:layer="controls" svg:width="3.5cm" svg:height="0.6cm" svg:x="0.75cm" svg:y="24.4cm" draw:control="control443"/>
        <draw:control draw:style-name="gr1" draw:text-style-name="P2" draw:layer="controls" svg:width="1.95cm" svg:height="0.6cm" svg:x="4.5cm" svg:y="24.4cm" draw:control="control444"/>
        <draw:control draw:style-name="gr1" draw:text-style-name="P2" draw:layer="controls" svg:width="4cm" svg:height="0.6cm" svg:x="6.75cm" svg:y="24.4cm" draw:control="control445"/>
        <draw:control draw:style-name="gr1" draw:text-style-name="P2" draw:layer="controls" svg:width="1.55cm" svg:height="0.6cm" svg:x="11cm" svg:y="24.4cm" draw:control="control446"/>
        <draw:control draw:style-name="gr1" draw:text-style-name="P2" draw:layer="controls" svg:width="1.6cm" svg:height="0.6cm" svg:x="12.75cm" svg:y="24.4cm" draw:control="control447"/>
        <draw:control draw:style-name="gr1" draw:text-style-name="P2" draw:layer="controls" svg:width="1.65cm" svg:height="0.6cm" svg:x="14.5cm" svg:y="24.4cm" draw:control="control448"/>
        <draw:control draw:style-name="gr1" draw:text-style-name="P2" draw:layer="controls" svg:width="1.4cm" svg:height="0.6cm" svg:x="16.25cm" svg:y="24.4cm" draw:control="control449"/>
        <draw:control draw:style-name="gr1" draw:text-style-name="P3" draw:layer="controls" svg:width="2.65cm" svg:height="0.6cm" svg:x="17.9cm" svg:y="24.4cm" draw:control="control450"/>
        <draw:control draw:style-name="gr1" draw:text-style-name="P2" draw:layer="controls" svg:width="3.5cm" svg:height="0.6cm" svg:x="0.75cm" svg:y="23.8cm" draw:control="control451"/>
        <draw:control draw:style-name="gr1" draw:text-style-name="P2" draw:layer="controls" svg:width="1.95cm" svg:height="0.6cm" svg:x="4.5cm" svg:y="23.8cm" draw:control="control452"/>
        <draw:control draw:style-name="gr1" draw:text-style-name="P2" draw:layer="controls" svg:width="4cm" svg:height="0.6cm" svg:x="6.75cm" svg:y="23.8cm" draw:control="control453"/>
        <draw:control draw:style-name="gr1" draw:text-style-name="P2" draw:layer="controls" svg:width="1.55cm" svg:height="0.6cm" svg:x="11cm" svg:y="23.8cm" draw:control="control454"/>
        <draw:control draw:style-name="gr1" draw:text-style-name="P2" draw:layer="controls" svg:width="1.6cm" svg:height="0.6cm" svg:x="12.75cm" svg:y="23.8cm" draw:control="control455"/>
        <draw:control draw:style-name="gr1" draw:text-style-name="P2" draw:layer="controls" svg:width="1.65cm" svg:height="0.6cm" svg:x="14.5cm" svg:y="23.8cm" draw:control="control456"/>
        <draw:control draw:style-name="gr1" draw:text-style-name="P2" draw:layer="controls" svg:width="1.4cm" svg:height="0.6cm" svg:x="16.25cm" svg:y="23.8cm" draw:control="control457"/>
        <draw:control draw:style-name="gr1" draw:text-style-name="P3" draw:layer="controls" svg:width="2.65cm" svg:height="0.6cm" svg:x="17.9cm" svg:y="23.8cm" draw:control="control458"/>
        <draw:control draw:style-name="gr1" draw:text-style-name="P2" draw:layer="controls" svg:width="3.5cm" svg:height="0.6cm" svg:x="0.75cm" svg:y="24.4cm" draw:control="control459"/>
        <draw:control draw:style-name="gr1" draw:text-style-name="P2" draw:layer="controls" svg:width="1.95cm" svg:height="0.6cm" svg:x="4.5cm" svg:y="24.4cm" draw:control="control460"/>
        <draw:control draw:style-name="gr1" draw:text-style-name="P2" draw:layer="controls" svg:width="4cm" svg:height="0.6cm" svg:x="6.75cm" svg:y="24.4cm" draw:control="control461"/>
        <draw:control draw:style-name="gr1" draw:text-style-name="P2" draw:layer="controls" svg:width="1.55cm" svg:height="0.6cm" svg:x="11cm" svg:y="24.4cm" draw:control="control462"/>
        <draw:control draw:style-name="gr1" draw:text-style-name="P2" draw:layer="controls" svg:width="1.6cm" svg:height="0.6cm" svg:x="12.75cm" svg:y="24.4cm" draw:control="control463"/>
        <draw:control draw:style-name="gr1" draw:text-style-name="P2" draw:layer="controls" svg:width="1.65cm" svg:height="0.6cm" svg:x="14.5cm" svg:y="24.4cm" draw:control="control464"/>
        <draw:control draw:style-name="gr1" draw:text-style-name="P2" draw:layer="controls" svg:width="1.4cm" svg:height="0.6cm" svg:x="16.25cm" svg:y="24.4cm" draw:control="control465"/>
        <draw:control draw:style-name="gr1" draw:text-style-name="P3" draw:layer="controls" svg:width="2.65cm" svg:height="0.6cm" svg:x="17.9cm" svg:y="24.4cm" draw:control="control466"/>
        <draw:control draw:style-name="gr1" draw:text-style-name="P2" draw:layer="controls" svg:width="3.5cm" svg:height="0.6cm" svg:x="0.75cm" svg:y="23.8cm" draw:control="control467"/>
        <draw:control draw:style-name="gr1" draw:text-style-name="P2" draw:layer="controls" svg:width="1.95cm" svg:height="0.6cm" svg:x="4.5cm" svg:y="23.8cm" draw:control="control468"/>
        <draw:control draw:style-name="gr1" draw:text-style-name="P2" draw:layer="controls" svg:width="4cm" svg:height="0.6cm" svg:x="6.75cm" svg:y="23.8cm" draw:control="control469"/>
        <draw:control draw:style-name="gr1" draw:text-style-name="P2" draw:layer="controls" svg:width="1.55cm" svg:height="0.6cm" svg:x="11cm" svg:y="23.8cm" draw:control="control470"/>
        <draw:control draw:style-name="gr1" draw:text-style-name="P2" draw:layer="controls" svg:width="1.6cm" svg:height="0.6cm" svg:x="12.75cm" svg:y="23.8cm" draw:control="control471"/>
        <draw:control draw:style-name="gr1" draw:text-style-name="P2" draw:layer="controls" svg:width="1.65cm" svg:height="0.6cm" svg:x="14.5cm" svg:y="23.8cm" draw:control="control472"/>
        <draw:control draw:style-name="gr1" draw:text-style-name="P2" draw:layer="controls" svg:width="1.4cm" svg:height="0.6cm" svg:x="16.25cm" svg:y="23.8cm" draw:control="control473"/>
        <draw:control draw:style-name="gr1" draw:text-style-name="P3" draw:layer="controls" svg:width="2.65cm" svg:height="0.6cm" svg:x="17.9cm" svg:y="23.8cm" draw:control="control474"/>
        <draw:control draw:style-name="gr1" draw:text-style-name="P2" draw:layer="controls" svg:width="3.5cm" svg:height="0.6cm" svg:x="0.75cm" svg:y="24.4cm" draw:control="control475"/>
        <draw:control draw:style-name="gr1" draw:text-style-name="P2" draw:layer="controls" svg:width="1.95cm" svg:height="0.6cm" svg:x="4.5cm" svg:y="24.4cm" draw:control="control476"/>
        <draw:control draw:style-name="gr1" draw:text-style-name="P2" draw:layer="controls" svg:width="4cm" svg:height="0.6cm" svg:x="6.75cm" svg:y="24.4cm" draw:control="control477"/>
        <draw:control draw:style-name="gr1" draw:text-style-name="P2" draw:layer="controls" svg:width="1.55cm" svg:height="0.6cm" svg:x="11cm" svg:y="24.4cm" draw:control="control478"/>
        <draw:control draw:style-name="gr1" draw:text-style-name="P2" draw:layer="controls" svg:width="1.6cm" svg:height="0.6cm" svg:x="12.75cm" svg:y="24.4cm" draw:control="control479"/>
        <draw:control draw:style-name="gr1" draw:text-style-name="P2" draw:layer="controls" svg:width="1.65cm" svg:height="0.6cm" svg:x="14.5cm" svg:y="24.4cm" draw:control="control480"/>
        <draw:control draw:style-name="gr1" draw:text-style-name="P2" draw:layer="controls" svg:width="1.4cm" svg:height="0.6cm" svg:x="16.25cm" svg:y="24.4cm" draw:control="control481"/>
        <draw:control draw:style-name="gr1" draw:text-style-name="P3" draw:layer="controls" svg:width="2.65cm" svg:height="0.6cm" svg:x="17.9cm" svg:y="24.4cm" draw:control="control482"/>
        <draw:control draw:style-name="gr1" draw:text-style-name="P2" draw:layer="controls" svg:width="3.5cm" svg:height="0.6cm" svg:x="0.75cm" svg:y="23.8cm" draw:control="control483"/>
        <draw:control draw:style-name="gr1" draw:text-style-name="P2" draw:layer="controls" svg:width="1.95cm" svg:height="0.6cm" svg:x="4.5cm" svg:y="23.8cm" draw:control="control484"/>
        <draw:control draw:style-name="gr1" draw:text-style-name="P2" draw:layer="controls" svg:width="4cm" svg:height="0.6cm" svg:x="6.75cm" svg:y="23.8cm" draw:control="control485"/>
        <draw:control draw:style-name="gr1" draw:text-style-name="P2" draw:layer="controls" svg:width="1.55cm" svg:height="0.6cm" svg:x="11cm" svg:y="23.8cm" draw:control="control486"/>
        <draw:control draw:style-name="gr1" draw:text-style-name="P2" draw:layer="controls" svg:width="1.6cm" svg:height="0.6cm" svg:x="12.75cm" svg:y="23.8cm" draw:control="control487"/>
        <draw:control draw:style-name="gr1" draw:text-style-name="P2" draw:layer="controls" svg:width="1.65cm" svg:height="0.6cm" svg:x="14.5cm" svg:y="23.8cm" draw:control="control488"/>
        <draw:control draw:style-name="gr1" draw:text-style-name="P2" draw:layer="controls" svg:width="1.4cm" svg:height="0.6cm" svg:x="16.25cm" svg:y="23.8cm" draw:control="control489"/>
        <draw:control draw:style-name="gr1" draw:text-style-name="P3" draw:layer="controls" svg:width="2.65cm" svg:height="0.6cm" svg:x="17.9cm" svg:y="23.8cm" draw:control="control490"/>
        <draw:control draw:style-name="gr1" draw:text-style-name="P2" draw:layer="controls" svg:width="3.5cm" svg:height="0.6cm" svg:x="0.75cm" svg:y="24.4cm" draw:control="control491"/>
        <draw:control draw:style-name="gr1" draw:text-style-name="P2" draw:layer="controls" svg:width="1.95cm" svg:height="0.6cm" svg:x="4.5cm" svg:y="24.4cm" draw:control="control492"/>
        <draw:control draw:style-name="gr1" draw:text-style-name="P2" draw:layer="controls" svg:width="4cm" svg:height="0.6cm" svg:x="6.75cm" svg:y="24.4cm" draw:control="control493"/>
        <draw:control draw:style-name="gr1" draw:text-style-name="P2" draw:layer="controls" svg:width="1.55cm" svg:height="0.6cm" svg:x="11cm" svg:y="24.4cm" draw:control="control494"/>
        <draw:control draw:style-name="gr1" draw:text-style-name="P2" draw:layer="controls" svg:width="1.6cm" svg:height="0.6cm" svg:x="12.75cm" svg:y="24.4cm" draw:control="control495"/>
        <draw:control draw:style-name="gr1" draw:text-style-name="P2" draw:layer="controls" svg:width="1.65cm" svg:height="0.6cm" svg:x="14.5cm" svg:y="24.4cm" draw:control="control496"/>
        <draw:control draw:style-name="gr1" draw:text-style-name="P2" draw:layer="controls" svg:width="1.4cm" svg:height="0.6cm" svg:x="16.25cm" svg:y="24.4cm" draw:control="control497"/>
        <draw:control draw:style-name="gr1" draw:text-style-name="P3" draw:layer="controls" svg:width="2.65cm" svg:height="0.6cm" svg:x="17.9cm" svg:y="24.4cm" draw:control="control498"/>
        <draw:control draw:style-name="gr1" draw:text-style-name="P2" draw:layer="controls" svg:width="3.5cm" svg:height="0.6cm" svg:x="0.75cm" svg:y="23.8cm" draw:control="control499"/>
        <draw:control draw:style-name="gr1" draw:text-style-name="P2" draw:layer="controls" svg:width="1.95cm" svg:height="0.6cm" svg:x="4.5cm" svg:y="23.8cm" draw:control="control500"/>
        <draw:control draw:style-name="gr1" draw:text-style-name="P2" draw:layer="controls" svg:width="4cm" svg:height="0.6cm" svg:x="6.75cm" svg:y="23.8cm" draw:control="control501"/>
        <draw:control draw:style-name="gr1" draw:text-style-name="P2" draw:layer="controls" svg:width="1.55cm" svg:height="0.6cm" svg:x="11cm" svg:y="23.8cm" draw:control="control502"/>
        <draw:control draw:style-name="gr1" draw:text-style-name="P2" draw:layer="controls" svg:width="1.6cm" svg:height="0.6cm" svg:x="12.75cm" svg:y="23.8cm" draw:control="control503"/>
        <draw:control draw:style-name="gr1" draw:text-style-name="P2" draw:layer="controls" svg:width="1.65cm" svg:height="0.6cm" svg:x="14.5cm" svg:y="23.8cm" draw:control="control504"/>
        <draw:control draw:style-name="gr1" draw:text-style-name="P2" draw:layer="controls" svg:width="1.4cm" svg:height="0.6cm" svg:x="16.25cm" svg:y="23.8cm" draw:control="control505"/>
        <draw:control draw:style-name="gr1" draw:text-style-name="P3" draw:layer="controls" svg:width="2.65cm" svg:height="0.6cm" svg:x="17.9cm" svg:y="23.8cm" draw:control="control506"/>
        <draw:control draw:style-name="gr1" draw:text-style-name="P2" draw:layer="controls" svg:width="3.5cm" svg:height="0.6cm" svg:x="0.75cm" svg:y="24.4cm" draw:control="control507"/>
        <draw:control draw:style-name="gr1" draw:text-style-name="P2" draw:layer="controls" svg:width="1.95cm" svg:height="0.6cm" svg:x="4.5cm" svg:y="24.4cm" draw:control="control508"/>
        <draw:control draw:style-name="gr1" draw:text-style-name="P2" draw:layer="controls" svg:width="4cm" svg:height="0.6cm" svg:x="6.75cm" svg:y="24.4cm" draw:control="control509"/>
        <draw:control draw:style-name="gr1" draw:text-style-name="P2" draw:layer="controls" svg:width="1.55cm" svg:height="0.6cm" svg:x="11cm" svg:y="24.4cm" draw:control="control510"/>
        <draw:control draw:style-name="gr1" draw:text-style-name="P2" draw:layer="controls" svg:width="1.6cm" svg:height="0.6cm" svg:x="12.75cm" svg:y="24.4cm" draw:control="control511"/>
        <draw:control draw:style-name="gr1" draw:text-style-name="P2" draw:layer="controls" svg:width="1.65cm" svg:height="0.6cm" svg:x="14.5cm" svg:y="24.4cm" draw:control="control512"/>
        <draw:control draw:style-name="gr1" draw:text-style-name="P2" draw:layer="controls" svg:width="1.4cm" svg:height="0.6cm" svg:x="16.25cm" svg:y="24.4cm" draw:control="control513"/>
        <draw:control draw:style-name="gr1" draw:text-style-name="P3" draw:layer="controls" svg:width="2.65cm" svg:height="0.6cm" svg:x="17.9cm" svg:y="24.4cm" draw:control="control514"/>
        <draw:control draw:style-name="gr1" draw:text-style-name="P2" draw:layer="controls" svg:width="3.5cm" svg:height="0.6cm" svg:x="0.75cm" svg:y="23.8cm" draw:control="control515"/>
        <draw:control draw:style-name="gr1" draw:text-style-name="P2" draw:layer="controls" svg:width="1.95cm" svg:height="0.6cm" svg:x="4.5cm" svg:y="23.8cm" draw:control="control516"/>
        <draw:control draw:style-name="gr1" draw:text-style-name="P2" draw:layer="controls" svg:width="4cm" svg:height="0.6cm" svg:x="6.75cm" svg:y="23.8cm" draw:control="control517"/>
        <draw:control draw:style-name="gr1" draw:text-style-name="P2" draw:layer="controls" svg:width="1.55cm" svg:height="0.6cm" svg:x="11cm" svg:y="23.8cm" draw:control="control518"/>
        <draw:control draw:style-name="gr1" draw:text-style-name="P2" draw:layer="controls" svg:width="1.6cm" svg:height="0.6cm" svg:x="12.75cm" svg:y="23.8cm" draw:control="control519"/>
        <draw:control draw:style-name="gr1" draw:text-style-name="P2" draw:layer="controls" svg:width="1.65cm" svg:height="0.6cm" svg:x="14.5cm" svg:y="23.8cm" draw:control="control520"/>
        <draw:control draw:style-name="gr1" draw:text-style-name="P2" draw:layer="controls" svg:width="1.4cm" svg:height="0.6cm" svg:x="16.25cm" svg:y="23.8cm" draw:control="control521"/>
        <draw:control draw:style-name="gr1" draw:text-style-name="P3" draw:layer="controls" svg:width="2.65cm" svg:height="0.6cm" svg:x="17.9cm" svg:y="23.8cm" draw:control="control522"/>
        <draw:control draw:style-name="gr1" draw:text-style-name="P2" draw:layer="controls" svg:width="3.5cm" svg:height="0.6cm" svg:x="0.75cm" svg:y="24.4cm" draw:control="control523"/>
        <draw:control draw:style-name="gr1" draw:text-style-name="P2" draw:layer="controls" svg:width="1.95cm" svg:height="0.6cm" svg:x="4.5cm" svg:y="24.4cm" draw:control="control524"/>
        <draw:control draw:style-name="gr1" draw:text-style-name="P2" draw:layer="controls" svg:width="4cm" svg:height="0.6cm" svg:x="6.75cm" svg:y="24.4cm" draw:control="control525"/>
        <draw:control draw:style-name="gr1" draw:text-style-name="P2" draw:layer="controls" svg:width="1.55cm" svg:height="0.6cm" svg:x="11cm" svg:y="24.4cm" draw:control="control526"/>
        <draw:control draw:style-name="gr1" draw:text-style-name="P2" draw:layer="controls" svg:width="1.6cm" svg:height="0.6cm" svg:x="12.75cm" svg:y="24.4cm" draw:control="control527"/>
        <draw:control draw:style-name="gr1" draw:text-style-name="P2" draw:layer="controls" svg:width="1.65cm" svg:height="0.6cm" svg:x="14.5cm" svg:y="24.4cm" draw:control="control528"/>
        <draw:control draw:style-name="gr1" draw:text-style-name="P2" draw:layer="controls" svg:width="1.4cm" svg:height="0.6cm" svg:x="16.25cm" svg:y="24.4cm" draw:control="control529"/>
        <draw:control draw:style-name="gr1" draw:text-style-name="P3" draw:layer="controls" svg:width="2.65cm" svg:height="0.6cm" svg:x="17.9cm" svg:y="24.4cm" draw:control="control530"/>
        <draw:control draw:style-name="gr1" draw:text-style-name="P2" draw:layer="controls" svg:width="3.5cm" svg:height="0.6cm" svg:x="0.75cm" svg:y="23.8cm" draw:control="control531"/>
        <draw:control draw:style-name="gr1" draw:text-style-name="P2" draw:layer="controls" svg:width="1.95cm" svg:height="0.6cm" svg:x="4.5cm" svg:y="23.8cm" draw:control="control532"/>
        <draw:control draw:style-name="gr1" draw:text-style-name="P2" draw:layer="controls" svg:width="4cm" svg:height="0.6cm" svg:x="6.75cm" svg:y="23.8cm" draw:control="control533"/>
        <draw:control draw:style-name="gr1" draw:text-style-name="P2" draw:layer="controls" svg:width="1.55cm" svg:height="0.6cm" svg:x="11cm" svg:y="23.8cm" draw:control="control534"/>
        <draw:control draw:style-name="gr1" draw:text-style-name="P2" draw:layer="controls" svg:width="1.6cm" svg:height="0.6cm" svg:x="12.75cm" svg:y="23.8cm" draw:control="control535"/>
        <draw:control draw:style-name="gr1" draw:text-style-name="P2" draw:layer="controls" svg:width="1.65cm" svg:height="0.6cm" svg:x="14.5cm" svg:y="23.8cm" draw:control="control536"/>
        <draw:control draw:style-name="gr1" draw:text-style-name="P2" draw:layer="controls" svg:width="1.4cm" svg:height="0.6cm" svg:x="16.25cm" svg:y="23.8cm" draw:control="control537"/>
        <draw:control draw:style-name="gr1" draw:text-style-name="P3" draw:layer="controls" svg:width="2.65cm" svg:height="0.6cm" svg:x="17.9cm" svg:y="23.8cm" draw:control="control538"/>
        <draw:control draw:style-name="gr1" draw:text-style-name="P2" draw:layer="controls" svg:width="3.5cm" svg:height="0.6cm" svg:x="0.75cm" svg:y="24.4cm" draw:control="control539"/>
        <draw:control draw:style-name="gr1" draw:text-style-name="P2" draw:layer="controls" svg:width="1.95cm" svg:height="0.6cm" svg:x="4.5cm" svg:y="24.4cm" draw:control="control540"/>
        <draw:control draw:style-name="gr1" draw:text-style-name="P2" draw:layer="controls" svg:width="4cm" svg:height="0.6cm" svg:x="6.75cm" svg:y="24.4cm" draw:control="control541"/>
        <draw:control draw:style-name="gr1" draw:text-style-name="P2" draw:layer="controls" svg:width="1.55cm" svg:height="0.6cm" svg:x="11cm" svg:y="24.4cm" draw:control="control542"/>
        <draw:control draw:style-name="gr1" draw:text-style-name="P2" draw:layer="controls" svg:width="1.6cm" svg:height="0.6cm" svg:x="12.75cm" svg:y="24.4cm" draw:control="control543"/>
        <draw:control draw:style-name="gr1" draw:text-style-name="P2" draw:layer="controls" svg:width="1.65cm" svg:height="0.6cm" svg:x="14.5cm" svg:y="24.4cm" draw:control="control544"/>
        <draw:control draw:style-name="gr1" draw:text-style-name="P2" draw:layer="controls" svg:width="1.4cm" svg:height="0.6cm" svg:x="16.25cm" svg:y="24.4cm" draw:control="control545"/>
        <draw:control draw:style-name="gr1" draw:text-style-name="P3" draw:layer="controls" svg:width="2.65cm" svg:height="0.6cm" svg:x="17.9cm" svg:y="24.4cm" draw:control="control546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15T09:26:29.973000000</meta:creation-date>
    <meta:print-date>2026-04-22T19:48:28.694000000</meta:print-date>
    <meta:printed-by>Fichiers PDF</meta:printed-by>
    <dc:date>2026-04-22T19:49:06.021000000</dc:date>
    <meta:editing-duration>PT7H33M18S</meta:editing-duration>
    <meta:editing-cycles>30</meta:editing-cycles>
    <meta:generator>LibreOffice/24.8.5.2$Windows_X86_64 LibreOffice_project/fddf2685c70b461e7832239a0162a77216259f22</meta:generator>
    <meta:document-statistic meta:object-count="546"/>
  </office:meta>
</office:document-meta>
</file>